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10E0000352600000027FE1BEE0835C58AA0.svm" manifest:media-type=""/>
  <manifest:file-entry manifest:full-path="Pictures/1000020100000A9300000672601ADAC5F99D5349.png" manifest:media-type="image/png"/>
  <manifest:file-entry manifest:full-path="Pictures/10000201000001CA000000863AD3BAC9B149B2CE.png" manifest:media-type="image/png"/>
  <manifest:file-entry manifest:full-path="Pictures/1000000000000295000000C2AA5C09C5813DC296.jpg" manifest:media-type="image/jpeg"/>
  <manifest:file-entry manifest:full-path="Pictures/100000000000002000000020B2FF2A327EABC87D.png" manifest:media-type="image/png"/>
  <manifest:file-entry manifest:full-path="Pictures/100000000000042B000003208BE499AC75AC72E4.jpg" manifest:media-type="image/jpeg"/>
  <manifest:file-entry manifest:full-path="Pictures/1000000000000E9A0000001BCD3974EF61C6F41F.png" manifest:media-type="image/png"/>
  <manifest:file-entry manifest:full-path="Pictures/100000000000000D0000000D71E94F11921A5DE8.png" manifest:media-type="image/png"/>
  <manifest:file-entry manifest:full-path="Pictures/10000201000000BE000000BE9F67E86A3DC025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1" svg:font-family="DIN-Bold"/>
    <style:font-face style:name="Times New Roman2" svg:font-family="'Times New Roman'"/>
    <style:font-face style:name="Ubuntu Mono3" svg:font-family="'Ubuntu Mono'"/>
    <style:font-face style:name="Ubuntu Mono4" svg:font-family="'Ubuntu Mono'" style:font-adornments="Regular"/>
    <style:font-face style:name="Univers 45 Light2" svg:font-family="'Univers 45 Light'"/>
    <style:font-face style:name="Univers Light1" svg:font-family="'Univers Light'"/>
    <style:font-face style:name="Ubuntu Mono2" svg:font-family="'Ubuntu Mono'" style:font-pitch="fixed"/>
    <style:font-face style:name="Ubuntu Mono1" svg:font-family="'Ubuntu Mono'" style:font-adornments="45 Light" style:font-pitch="fixed"/>
    <style:font-face style:name="Times New Roman3" svg:font-family="'Times New Roman'" style:font-family-generic="roman" style:font-pitch="fixed"/>
    <style:font-face style:name="ＭＳ Ｐゴシック1" svg:font-family="'ＭＳ Ｐゴシック'" style:font-family-generic="roman" style:font-pitch="fixed"/>
    <style:font-face style:name="Ubuntu Mono5" svg:font-family="'Ubuntu Mono'" style:font-family-generic="swiss" style:font-pitch="fixed"/>
    <style:font-face style:name="Univers" svg:font-family="Univers" style:font-family-generic="swiss" style:font-pitch="fixed"/>
    <style:font-face style:name="Arial1" svg:font-family="Arial" style:font-pitch="variable"/>
    <style:font-face style:name="DIN-Bold" svg:font-family="DIN-Bold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Times New Roman1" svg:font-family="'Times New Roman'" style:font-pitch="variable"/>
    <style:font-face style:name="Ubuntu Mono6" svg:font-family="'Ubuntu Mono'" style:font-pitch="variable"/>
    <style:font-face style:name="Ubuntu Mono" svg:font-family="'Ubuntu Mono'" style:font-adornments="45 Light" style:font-pitch="variable"/>
    <style:font-face style:name="Univers 45 Light" svg:font-family="'Univers 45 Light'" style:font-pitch="variable"/>
    <style:font-face style:name="Univers LT Std" svg:font-family="'Univers LT Std'" style:font-pitch="variable"/>
    <style:font-face style:name="Univers LT Std1" svg:font-family="'Univers LT Std'" style:font-adornments="45 Light" style:font-pitch="variable"/>
    <style:font-face style:name="Univers Light" svg:font-family="'Univers Light'" style:font-pitch="variable"/>
    <style:font-face style:name="AR PL New Sung1" svg:font-family="'AR PL New Sung'" style:font-family-generic="roman" style:font-pitch="variable"/>
    <style:font-face style:name="Arial" svg:font-family="Arial" style:font-family-generic="roman" style:font-pitch="variable"/>
    <style:font-face style:name="DIN" svg:font-family="DIN" style:font-family-generic="roman" style:font-pitch="variable"/>
    <style:font-face style:name="Liberation Sans" svg:font-family="'Liberation Sans'" style:font-family-generic="roman" style:font-pitch="variable"/>
    <style:font-face style:name="Noto Sans Devanagari2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Univers 45 Light1" svg:font-family="'Univers 45 Light'" style:font-family-generic="roman" style:font-pitch="variable"/>
    <style:font-face style:name="Univers LT Std2" svg:font-family="'Univers LT Std'" style:font-family-generic="roman" style:font-pitch="variable"/>
    <style:font-face style:name="Univers LT Std3" svg:font-family="'Univers LT Std'" style:font-adornments="45 Light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IN1" svg:font-family="DIN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nivers1" svg:font-family="Univers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5cm" fo:min-width="22.5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3.928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title">
      <style:graphic-properties draw:auto-grow-height="true" fo:min-height="1.151cm"/>
    </style:style>
    <style:style style:name="pr6" style:family="presentation" style:parent-style-name="Master1-Layout2-obj-Titel-und-Inhalt-outline1">
      <style:graphic-properties draw:textarea-vertical-align="middle" fo:min-height="14.391cm"/>
    </style:style>
    <style:style style:name="pr7" style:family="presentation" style:parent-style-name="Master1-Layout2-obj-Titel-und-Inhalt-notes">
      <style:graphic-properties draw:fill-color="#ffffff" fo:min-height="12.383cm"/>
    </style:style>
    <style:style style:name="pr8" style:family="presentation" style:parent-style-name="Master1-Layout2-obj-Titel-und-Inhalt-outline1">
      <style:graphic-properties draw:textarea-vertical-align="middle" fo:min-height="13.748cm"/>
    </style:style>
    <style:style style:name="pr9" style:family="presentation" style:parent-style-name="Master1-Layout2-obj-Titel-und-Inhalt-outline1">
      <style:graphic-properties draw:textarea-vertical-align="middle" draw:auto-grow-height="true" fo:min-height="11.049cm"/>
    </style:style>
    <style:style style:name="pr10" style:family="presentation" style:parent-style-name="Master1-Layout2-obj-Titel-und-Inhalt-title">
      <style:graphic-properties fo:min-height="1.151cm"/>
    </style:style>
    <style:style style:name="pr11" style:family="presentation" style:parent-style-name="Master1-Layout2-obj-Titel-und-Inhalt-outline1">
      <style:graphic-properties draw:textarea-vertical-align="middle" fo:min-height="11.049cm"/>
    </style:style>
    <style:style style:name="pr12" style:family="presentation" style:parent-style-name="Master1-Layout2-obj-Titel-und-Inhalt-outline1">
      <style:graphic-properties fo:min-height="14.391cm"/>
    </style:style>
    <style:style style:name="pr13" style:family="presentation" style:parent-style-name="Master1-Layout2-obj-Titel-und-Inhalt-outline1">
      <style:graphic-properties draw:textarea-vertical-align="middle" fo:min-height="13.695cm"/>
    </style:style>
    <style:style style:name="pr14" style:family="presentation" style:parent-style-name="Master1-Layout2-obj-Titel-und-Inhalt-outline1">
      <style:graphic-properties draw:textarea-vertical-align="middle" fo:min-height="13.494cm"/>
    </style:style>
    <style:style style:name="pr15" style:family="presentation" style:parent-style-name="Master1-Layout2-obj-Titel-und-Inhalt-outline1">
      <style:graphic-properties draw:textarea-vertical-align="middle" fo:min-height="14.251cm"/>
    </style:style>
    <style:style style:name="pr16" style:family="presentation" style:parent-style-name="Master1-Layout2-obj-Titel-und-Inhalt-outline1">
      <style:graphic-properties draw:textarea-vertical-align="middle" fo:min-height="16.537cm"/>
    </style:style>
    <style:style style:name="pr17" style:family="presentation" style:parent-style-name="Master1-Layout2-obj-Titel-und-Inhalt-outline1">
      <style:graphic-properties draw:textarea-vertical-align="middle" fo:min-height="16.893cm"/>
    </style:style>
    <style:style style:name="pr18" style:family="presentation" style:parent-style-name="Master1-Layout2-obj-Titel-und-Inhalt-outline1">
      <style:graphic-properties draw:textarea-vertical-align="middle" fo:min-height="13.847cm"/>
    </style:style>
    <style:style style:name="pr19" style:family="presentation" style:parent-style-name="Master1-Layout2-obj-Titel-und-Inhalt-outline1">
      <style:graphic-properties fo:min-height="11.793cm"/>
    </style:style>
    <style:style style:name="pr20" style:family="presentation" style:parent-style-name="Master1-Layout2-obj-Titel-und-Inhalt-outline1">
      <style:graphic-properties fo:min-height="13.701cm"/>
    </style:style>
    <style:style style:name="pr21" style:family="presentation" style:parent-style-name="Master1-Layout2-obj-Titel-und-Inhalt-outline1">
      <style:graphic-properties fo:min-height="15.241cm"/>
    </style:style>
    <style:style style:name="pr22" style:family="presentation" style:parent-style-name="Master1-Layout2-obj-Titel-und-Inhalt-outline1">
      <style:graphic-properties fo:min-height="11.049cm"/>
    </style:style>
    <style:style style:name="pr23" style:family="presentation" style:parent-style-name="Master1-Layout2-obj-Titel-und-Inhalt-outline1">
      <style:graphic-properties fo:min-height="14.931cm"/>
    </style:style>
    <style:style style:name="pr24" style:family="presentation" style:parent-style-name="Master1-Layout2-obj-Titel-und-Inhalt-subtitle">
      <style:graphic-properties draw:fill-color="#ffffff" draw:auto-grow-height="true" fo:min-height="13.24cm"/>
    </style:style>
    <style:style style:name="P1" style:family="paragraph">
      <style:paragraph-properties fo:margin-left="3.736cm" fo:margin-right="0cm" fo:text-align="center" fo:text-indent="0cm"/>
    </style:style>
    <style:style style:name="P2" style:family="paragraph">
      <loext:graphic-properties draw:fill="none" draw:fill-color="#ffffff"/>
      <style:paragraph-properties fo:margin-left="3.736cm" fo:margin-right="0cm" fo:text-align="center" fo:text-indent="0cm"/>
      <style:text-properties fo:color="#ff6633" style:font-name="DIN1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top="0.494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.494cm" fo:margin-bottom="0cm" fo:text-align="center" style:punctuation-wrap="hanging"/>
      <style:text-properties style:font-name="Univers Light1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1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1" fo:font-size="17pt" style:font-size-asian="17pt" style:font-size-complex="17pt" fo:hyphenate="false"/>
    </style:style>
    <style:style style:name="P8" style:family="paragraph">
      <loext:graphic-properties draw:fill-color="#ffffff"/>
    </style:style>
    <style:style style:name="P9" style:family="paragraph">
      <style:text-properties fo:color="#000080" style:font-name="DIN1"/>
    </style:style>
    <style:style style:name="P10" style:family="paragraph">
      <style:text-properties style:font-name="Univers LT Std1"/>
    </style:style>
    <style:style style:name="P11" style:family="paragraph">
      <style:paragraph-properties fo:text-align="center"/>
    </style:style>
    <style:style style:name="P12" style:family="paragraph">
      <style:paragraph-properties fo:margin-left="13.698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1.245cm" fo:margin-right="0cm" fo:margin-top="0cm" fo:margin-bottom="0cm" fo:text-indent="0cm"/>
    </style:style>
    <style:style style:name="P18" style:family="paragraph">
      <style:paragraph-properties fo:margin-left="2.491cm" fo:margin-right="0cm" fo:margin-top="0cm" fo:margin-bottom="0cm" fo:text-indent="0cm"/>
    </style:style>
    <style:style style:name="P19" style:family="paragraph">
      <style:paragraph-properties fo:margin-left="3.736cm" fo:margin-right="0cm" fo:margin-top="0cm" fo:margin-bottom="0cm" fo:text-indent="0cm"/>
    </style:style>
    <style:style style:name="P20" style:family="paragraph">
      <style:paragraph-properties fo:margin-left="4.981cm" fo:margin-right="0cm" fo:margin-top="0cm" fo:margin-bottom="0cm" fo:text-indent="0cm"/>
    </style:style>
    <style:style style:name="P21" style:family="paragraph">
      <style:paragraph-properties fo:margin-left="1.245cm" fo:margin-right="0cm" fo:margin-top="0cm" fo:margin-bottom="0cm" fo:text-indent="0cm"/>
      <style:text-properties style:font-name="Ubuntu Mono2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margin-left="1.245cm" fo:margin-right="0cm" fo:text-indent="0cm"/>
    </style:style>
    <style:style style:name="P24" style:family="paragraph">
      <style:paragraph-properties fo:margin-left="1.245cm" fo:margin-right="0cm" fo:text-indent="0cm"/>
      <style:text-properties style:font-name="Ubuntu Mono2"/>
    </style:style>
    <style:style style:name="P25" style:family="paragraph">
      <style:paragraph-properties fo:margin-top="0cm" fo:margin-bottom="0.5cm"/>
    </style:style>
    <style:style style:name="P26" style:family="paragraph">
      <style:paragraph-properties fo:margin-left="9.962cm" fo:margin-right="0cm" fo:margin-top="0cm" fo:margin-bottom="0cm" fo:text-indent="0cm"/>
    </style:style>
    <style:style style:name="P27" style:family="paragraph">
      <style:paragraph-properties fo:margin-left="1.245cm" fo:margin-right="0cm" fo:margin-top="0cm" fo:margin-bottom="0.5cm" fo:text-indent="0cm"/>
    </style:style>
    <style:style style:name="P28" style:family="paragraph">
      <style:paragraph-properties fo:margin-left="2.491cm" fo:margin-right="0cm" fo:text-indent="0cm"/>
    </style:style>
    <style:style style:name="P29" style:family="paragraph">
      <style:paragraph-properties fo:margin-left="2.491cm" fo:margin-right="0cm" fo:margin-top="0cm" fo:margin-bottom="0.5cm" fo:text-indent="0cm"/>
    </style:style>
    <style:style style:name="P30" style:family="paragraph">
      <style:paragraph-properties fo:margin-left="1.245cm" fo:margin-right="0cm" fo:margin-top="0cm" fo:margin-bottom="0.5cm" fo:text-indent="0cm"/>
      <style:text-properties style:font-name="Ubuntu Mono2"/>
    </style:style>
    <style:style style:name="P31" style:family="paragraph">
      <style:paragraph-properties fo:margin-left="2.491cm" fo:margin-right="0cm" fo:margin-top="0cm" fo:margin-bottom="0cm" fo:text-indent="0cm"/>
      <style:text-properties style:font-name="Ubuntu Mono2"/>
    </style:style>
    <style:style style:name="P32" style:family="paragraph">
      <style:text-properties style:font-name="Ubuntu Mono2"/>
    </style:style>
    <style:style style:name="P33" style:family="paragraph">
      <style:paragraph-properties fo:margin-left="6.227cm" fo:margin-right="0cm" fo:margin-top="0cm" fo:margin-bottom="0cm" fo:text-indent="0cm"/>
    </style:style>
    <style:style style:name="P34" style:family="paragraph">
      <style:paragraph-properties fo:margin-left="0cm" fo:margin-right="0cm" fo:text-indent="0cm"/>
      <style:text-properties style:font-name="Ubuntu Mono2"/>
    </style:style>
    <style:style style:name="P35" style:family="paragraph">
      <style:paragraph-properties fo:margin-left="0cm" fo:margin-right="0cm" fo:margin-top="0cm" fo:margin-bottom="0cm" fo:text-indent="0cm"/>
      <style:text-properties style:font-name="Ubuntu Mono2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-color="#ffffff"/>
      <style:paragraph-properties fo:margin-left="0cm" fo:margin-right="0cm" fo:text-indent="0cm"/>
      <style:text-properties style:font-name="Univers1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ff6633" style:font-name="DIN1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e56b20" style:font-name="Univers LT Std" fo:font-size="22pt" style:letter-kerning="false" style:font-size-asian="22pt" style:font-name-complex="Univers 45 Light2" style:font-size-complex="22pt"/>
    </style:style>
    <style:style style:name="T3" style:family="text">
      <style:text-properties fo:color="#ffffff" style:text-line-through-style="none" style:text-line-through-type="none" style:font-name="Univers LT Std1" fo:font-size="17pt" fo:letter-spacing="normal" fo:font-style="normal" style:text-underline-style="none" fo:font-weight="normal" style:font-size-asian="17pt" style:font-style-asian="normal" style:font-weight-asian="normal" style:font-name-complex="Univers Light1" style:font-size-complex="17pt" style:font-style-complex="normal" style:font-weight-complex="normal"/>
    </style:style>
    <style:style style:name="T4" style:family="text">
      <style:text-properties fo:color="#000080" style:font-name="DIN1"/>
    </style:style>
    <style:style style:name="T5" style:family="text">
      <style:text-properties style:font-name="Univers LT Std1"/>
    </style:style>
    <style:style style:name="T6" style:family="text">
      <style:text-properties style:font-name="Ubuntu Mono2"/>
    </style:style>
    <style:style style:name="T7" style:family="text">
      <style:text-properties style:font-name="Univers1"/>
    </style:style>
    <style:style style:name="T8" style:family="text">
      <style:text-properties style:font-name="Univers LT St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800000" style:font-name="Ubuntu Mono2"/>
    </style:style>
    <style:style style:name="T14" style:family="text">
      <style:text-properties fo:color="#008000" style:font-name="Ubuntu Mono2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ff3333" style:font-name="Ubuntu Mono4" style:font-name-asian="Ubuntu Mono4" style:font-name-complex="Ubuntu Mono4"/>
    </style:style>
    <style:style style:name="T18" style:family="text">
      <style:text-properties fo:color="#ff3333" style:font-name="Ubuntu Mono2"/>
    </style:style>
    <style:style style:name="T19" style:family="text">
      <style:text-properties style:font-name="Univers1" fo:font-weight="bold" style:font-weight-asian="bold" style:font-weight-complex="bold"/>
    </style:style>
    <style:style style:name="T20" style:family="text">
      <style:text-properties style:use-window-font-color="true" style:text-outline="false" style:text-line-through-style="none" style:text-line-through-type="none" style:font-name="Univers LT Std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font-name="Ubuntu Mono2"/>
    </style:style>
    <style:style style:name="T22" style:family="text">
      <style:text-properties fo:color="#ff0000" style:text-outline="false" style:text-line-through-style="none" style:text-line-through-type="none" style:font-name="Univers LT Std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0000" style:text-outline="false" style:text-line-through-style="none" style:text-line-through-type="none" style:font-name="Ubuntu Mono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Ubuntu Mono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Ubuntu Mono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Ubuntu Mono2"/>
    </style:style>
    <style:style style:name="T27" style:family="text">
      <style:text-properties fo:color="#000000" style:font-name="Univers1"/>
    </style:style>
    <style:style style:name="T28" style:family="text">
      <style:text-properties fo:color="#0000ff" style:font-name="Ubuntu Mono2" fo:font-style="italic" style:font-style-asian="italic" style:font-style-complex="italic"/>
    </style:style>
    <style:style style:name="T29" style:family="text">
      <style:text-properties fo:color="#000000" style:font-name="Ubuntu Mono2" fo:font-style="normal" style:font-style-asian="normal" style:font-style-complex="normal"/>
    </style:style>
    <style:style style:name="T30" style:family="text">
      <style:text-properties style:font-name="Univers1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9F67E86A3DC02520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23.042cm" svg:height="2.935cm" svg:x="0cm" svg:y="5.603cm">
          <draw:text-box>
            <text:p text:style-name="P1"><text:span text:style-name="T1">Hauptseminar:</text:span></text:p>
            <text:p text:style-name="P1"><text:span text:style-name="T1">Rechnerarchitektur und Programmierung</text:span></text:p>
          </draw:text-box>
        </draw:frame>
        <draw:frame draw:style-name="gr2" draw:text-style-name="P4" draw:layer="layout" svg:width="23.876cm" svg:height="1.801cm" svg:x="0.762cm" svg:y="8.996cm">
          <draw:text-box>
            <text:p text:style-name="P3"><text:span text:style-name="T2">Neuerungen in C++11, 14 und 17 im Kontext <text:s/>Performance-Analyse von HPC-Anwendungen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6.09cm">
          <text:p text:style-name="P6"><text:span text:style-name="T3">Jan Stephan (jan.stephan@mailbox.tu-dresden.de)</text:span></text:p>
          <text:p text:style-name="P6"><text:span text:style-name="T3">Betreuer: Ronny Brendel (ronny.brendel@tu-dresden.de)</text:span></text:p>
          <text:p text:style-name="P6"><text:span text:style-name="T3">07. Juli 20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58cm" svg:height="10.319cm" svg:x="2.54cm" svg:y="2.064cm" draw:page-number="1" presentation:class="page"/>
          <draw:frame presentation:style-name="pr1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Moderne C++-Philosophie</text:span></text:p>
                  </text:list-item>
                  <text:list-item>
                    <text:p><text:span text:style-name="T5">Messmethodik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5">Spracherweiterungen: </text:span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enum class</text:span></text:p>
                  </text:list-item>
                  <text:list-item>
                    <text:p><text:span text:style-name="T5">Bibliothekserweiterung: </text:span><text:span text:style-name="T7">smart pointer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8">Bibliothekserweiterungen: </text:span><text:span text:style-name="T6">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5">Ausblick auf C++17</text:span></text:p>
              </text:list-item>
              <text:list-item>
                <text:p><text:span text:style-name="T5">Weiterführende Literatur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6" draw:text-style-name="P14" draw:layer="layout" svg:width="23.5cm" svg:height="14.391cm" svg:x="0.5cm" svg:y="2cm" presentation:class="outline" presentation:user-transformed="true">
          <draw:text-box>
            <text:p text:style-name="P11"><text:span text:style-name="T9">C++ feels like a new language. That is, I can express my ideas more clearly, more simply, and more directly in C++11 than I could in C++98. Furthermore, the resulting programs are better checked by the compiler and run faster.</text:span></text:p>
            <text:p text:style-name="P12"><text:span text:style-name="T9">- Bjarne Stroustrup</text:span><text:span text:style-name="T10">[TCPP]</text:span></text:p>
            <text:p text:style-name="P13"><text:span text:style-name="T10"/></text:p>
          </draw:text-box>
        </draw:frame>
        <presentation:notes draw:style-name="dp2">
          <draw:page-thumbnail draw:style-name="gr5" draw:layer="layout" svg:width="13.758cm" svg:height="10.319cm" svg:x="2.54cm" svg:y="2.064cm" draw:page-number="3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8" draw:text-style-name="P16" draw:layer="layout" svg:width="24.646cm" svg:height="13.748cm" svg:x="0.5cm" svg:y="2cm" presentation:class="outline" presentation:user-transformed="true">
          <draw:text-box>
            <text:p text:style-name="P11"><text:span text:style-name="T11">Drücke Ideen direkt im Code aus!</text:span></text:p>
            <text:p text:style-name="P11"><text:span text:style-name="T11"/></text:p>
            <text:p text:style-name="P11"><text:span text:style-name="T12">[CPPCG](P.1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4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Suche in C++03</text:p>
          </draw:text-box>
        </draw:frame>
        <draw:frame presentation:style-name="pr8" draw:text-style-name="P21" draw:layer="layout" svg:width="23.5cm" svg:height="13.748cm" svg:x="0.5cm" svg:y="2cm" presentation:class="outline" presentation:user-transformed="true">
          <draw:text-box>
            <text:p text:style-name="P17"><text:span text:style-name="T13">void</text:span><text:span text:style-name="T6"> do_something(vector&lt;string&gt;&amp; v)</text:span></text:p>
            <text:p text:style-name="P17"><text:span text:style-name="T6">{</text:span></text:p>
            <text:p text:style-name="P18"><text:span text:style-name="T6">string val;</text:span></text:p>
            <text:p text:style-name="P18"><text:span text:style-name="T6">cin &gt;&gt; val;</text:span></text:p>
            <text:p text:style-name="P18"><text:span text:style-name="T14">// …</text:span></text:p>
            <text:p text:style-name="P18"><text:span text:style-name="T13">int</text:span><text:span text:style-name="T6"> index = -1; </text:span><text:span text:style-name="T14">// unnötig kompliziert</text:span></text:p>
            <text:p text:style-name="P18"><text:span text:style-name="T13">for</text:span><text:span text:style-name="T6">(</text:span><text:span text:style-name="T13">int</text:span><text:span text:style-name="T6"> i = 0; i &lt; v.size(); ++i)</text:span></text:p>
            <text:p text:style-name="P18"><text:span text:style-name="T6">{</text:span></text:p>
            <text:p text:style-name="P19"><text:span text:style-name="T13">if</text:span><text:span text:style-name="T6">(v[i] == val)</text:span></text:p>
            <text:p text:style-name="P19"><text:span text:style-name="T6">{</text:span></text:p>
            <text:p text:style-name="P20"><text:span text:style-name="T6">index = i;</text:span></text:p>
            <text:p text:style-name="P20"><text:span text:style-name="T6">break;</text:span></text:p>
            <text:p text:style-name="P19"><text:span text:style-name="T6">}</text:span></text:p>
            <text:p text:style-name="P18"><text:span text:style-name="T6">}</text:span></text:p>
            <text:p text:style-name="P18"><text:span text:style-name="T14">// …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Suche in C++11</text:p>
          </draw:text-box>
        </draw:frame>
        <draw:frame presentation:style-name="pr8" draw:text-style-name="P21" draw:layer="layout" svg:width="23.5cm" svg:height="13.748cm" svg:x="0.5cm" svg:y="2cm" presentation:class="outline" presentation:user-transformed="true">
          <draw:text-box>
            <text:p text:style-name="P17"><text:span text:style-name="T13">void</text:span><text:span text:style-name="T6"> do_something(vector&lt;string&gt;&amp; v)</text:span></text:p>
            <text:p text:style-name="P17"><text:span text:style-name="T6">{</text:span></text:p>
            <text:p text:style-name="P18"><text:span text:style-name="T6">string val;</text:span></text:p>
            <text:p text:style-name="P18"><text:span text:style-name="T6">cin &gt;&gt; val;</text:span></text:p>
            <text:p text:style-name="P18"><text:span text:style-name="T14">// …</text:span></text:p>
            <text:p text:style-name="P18"><text:span text:style-name="T13">auto</text:span><text:span text:style-name="T6"> p = find(begin(v), end(v), val);</text:span></text:p>
            <text:p text:style-name="P18"><text:span text:style-name="T14">// …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8" draw:text-style-name="P22" draw:layer="layout" svg:width="24.646cm" svg:height="13.748cm" svg:x="0.5cm" svg:y="2cm" presentation:class="outline" presentation:user-transformed="true">
          <draw:text-box>
            <text:p text:style-name="P11"><text:span text:style-name="T15">Drücke Deine Absicht aus!</text:span></text:p>
            <text:p text:style-name="P11"><text:span text:style-name="T15"/></text:p>
            <text:p text:style-name="P11"><text:span text:style-name="T16">[CPPCG](P.3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7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Iteration in C++03</text:p>
          </draw:text-box>
        </draw:frame>
        <draw:frame presentation:style-name="pr9" draw:text-style-name="P21" draw:layer="layout" svg:width="23.5cm" svg:height="11.049cm" svg:x="0.5cm" svg:y="2cm" presentation:class="outline">
          <draw:text-box>
            <text:p text:style-name="P17"><text:span text:style-name="T13">int</text:span><text:span text:style-name="T6"> i = 0;</text:span></text:p>
            <text:p text:style-name="P17"><text:span text:style-name="T13">while</text:span><text:span text:style-name="T6">(i &lt; v.size())</text:span></text:p>
            <text:p text:style-name="P17"><text:span text:style-name="T6">{</text:span></text:p>
            <text:p text:style-name="P18"><text:span text:style-name="T14">// tue etwas mit v[i]…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8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Iteration in C++11 / C++17</text:p>
          </draw:text-box>
        </draw:frame>
        <draw:frame presentation:style-name="pr9" draw:text-style-name="P24" draw:layer="layout" svg:width="23.5cm" svg:height="11.049cm" svg:x="0.5cm" svg:y="2cm" presentation:class="outline">
          <draw:text-box>
            <text:p text:style-name="P23"><text:span text:style-name="T13">for</text:span><text:span text:style-name="T6">(</text:span><text:span text:style-name="T13">const</text:span><text:span text:style-name="T6"> </text:span><text:span text:style-name="T13">auto</text:span><text:span text:style-name="T6">&amp; x : v) { </text:span><text:span text:style-name="T14">/* tue etwas mit x */</text:span><text:span text:style-name="T6"> }</text:span></text:p>
            <text:p text:style-name="P23"><text:span text:style-name="T13">for</text:span><text:span text:style-name="T6">(</text:span><text:span text:style-name="T13">auto</text:span><text:span text:style-name="T6">&amp;&amp; x : v) { </text:span><text:span text:style-name="T14">/* tue etwas mit x */</text:span><text:span text:style-name="T6"> }</text:span></text:p>
            <text:p text:style-name="P23"><text:span text:style-name="T6">for_each(begin(v), end(v), [](</text:span><text:span text:style-name="T13">int</text:span><text:span text:style-name="T6"> x) { </text:span><text:span text:style-name="T14">/* tue etwas mit x */</text:span><text:span text:style-name="T6"> });</text:span></text:p>
            <text:p text:style-name="P17"><text:span text:style-name="T6">for_each(execution::par, begin(v), end(v), [](</text:span><text:span text:style-name="T13">int</text:span><text:span text:style-name="T6"> x) {</text:span></text:p>
            <text:p text:style-name="P18"><text:span text:style-name="T14">/* tue etwas mit x */</text:span><text:span text:style-name="T6"> </text:span></text:p>
            <text:p text:style-name="P23"><text:span text:style-name="T6">}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user-transformed="true">
          <draw:text-box>
            <text:p>Moderne C++-Philosophie</text:p>
          </draw:text-box>
        </draw:frame>
        <draw:frame presentation:style-name="pr8" draw:text-style-name="P11" draw:layer="layout" svg:width="24.646cm" svg:height="13.748cm" svg:x="0.5cm" svg:y="2cm" presentation:class="outline" presentation:user-transformed="true">
          <draw:text-box>
            <text:p text:style-name="P11"><text:span text:style-name="T15">Erzeuge keine Ressourcenlecks!</text:span></text:p>
            <text:p text:style-name="P11"/>
            <text:p text:style-name="P11"><text:span text:style-name="T16">[CPPCG](P.8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Ressourcenakquise in C</text:p>
          </draw:text-box>
        </draw:frame>
        <draw:frame presentation:style-name="pr9" draw:text-style-name="P21" draw:layer="layout" svg:width="23.5cm" svg:height="11.049cm" svg:x="0.5cm" svg:y="2cm" presentation:class="outline">
          <draw:text-box>
            <text:p text:style-name="P17"><text:span text:style-name="T13">void</text:span><text:span text:style-name="T6"> f(</text:span><text:span text:style-name="T13">char</text:span><text:span text:style-name="T6">* name)</text:span></text:p>
            <text:p text:style-name="P17"><text:span text:style-name="T6">{</text:span></text:p>
            <text:p text:style-name="P18"><text:span text:style-name="T6">FILE* input = fopen(name, </text:span><text:span text:style-name="T17">"</text:span><text:span text:style-name="T18">r</text:span><text:span text:style-name="T17">"</text:span><text:span text:style-name="T6">);</text:span></text:p>
            <text:p text:style-name="P18"><text:span text:style-name="T14">// …</text:span></text:p>
            <text:p text:style-name="P18"><text:span text:style-name="T13">if</text:span><text:span text:style-name="T6">(something) </text:span><text:span text:style-name="T13">return</text:span><text:span text:style-name="T6">;</text:span></text:p>
            <text:p text:style-name="P18"><text:span text:style-name="T14">// …</text:span></text:p>
            <text:p text:style-name="P18"><text:span text:style-name="T6">fclose(input);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Ressourcenakquise in C++</text:p>
          </draw:text-box>
        </draw:frame>
        <draw:frame presentation:style-name="pr9" draw:text-style-name="P21" draw:layer="layout" svg:width="23.5cm" svg:height="11.049cm" svg:x="0.5cm" svg:y="2cm" presentation:class="outline">
          <draw:text-box>
            <text:p text:style-name="P17"><text:span text:style-name="T13">void</text:span><text:span text:style-name="T6"> f(</text:span><text:span text:style-name="T13">char</text:span><text:span text:style-name="T6">* name)</text:span></text:p>
            <text:p text:style-name="P17"><text:span text:style-name="T6">{</text:span></text:p>
            <text:p text:style-name="P18"><text:span text:style-name="T6">ifstream input(name);</text:span></text:p>
            <text:p text:style-name="P18"><text:span text:style-name="T14">// …</text:span></text:p>
            <text:p text:style-name="P18"><text:span text:style-name="T13">if</text:span><text:span text:style-name="T6">(something) </text:span><text:span text:style-name="T13">return</text:span><text:span text:style-name="T6">;</text:span></text:p>
            <text:p text:style-name="P18"><text:span text:style-name="T14">// …</text:span></text:p>
            <text:p text:style-name="P17"><text:span text:style-name="T6">}</text:span></text:p>
            <text:p text:style-name="P17"><text:span text:style-name="T6"/></text:p>
            <text:p text:style-name="P17"><text:span text:style-name="T6">→ </text:span><text:span text:style-name="T19">RAII</text:span><text:span text:style-name="T7"> (Resource Acquisition Is Initialization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8" draw:text-style-name="P22" draw:layer="layout" svg:width="24.646cm" svg:height="13.748cm" svg:x="0.5cm" svg:y="2cm" presentation:class="outline" presentation:user-transformed="true">
          <draw:text-box>
            <text:p text:style-name="P11"><text:span text:style-name="T15">Benutze die Standardbibliothek!</text:span></text:p>
            <text:p text:style-name="P11"><text:span text:style-name="T15"/></text:p>
            <text:p text:style-name="P11"><text:span text:style-name="T16">[STC]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Standardbibliothek</text:p>
          </draw:text-box>
        </draw:frame>
        <draw:frame presentation:style-name="pr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6">char*</text:span>-Strings → <text:span text:style-name="T6">std::string</text:span></text:p>
              </text:list-item>
              <text:list-item>
                <text:p><text:span text:style-name="T6">[]</text:span>-Arrays → <text:span text:style-name="T6">std::vector / std::array</text:span></text:p>
              </text:list-item>
              <text:list-item>
                <text:p>Zeigerarithmetik → <text:span text:style-name="T6">&lt;algorithm&gt;</text:span></text:p>
              </text:list-item>
              <text:list-item>
                <text:p><text:span text:style-name="T6">new </text:span>/ <text:span text:style-name="T6">delete → make_shared </text:span><text:span text:style-name="T8">/</text:span><text:span text:style-name="T6"> make_unique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4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Folgen</text:p>
          </draw:text-box>
        </draw:frame>
        <draw:frame presentation:style-name="pr9" draw:layer="layout" svg:width="23.5cm" svg:height="11.049cm" svg:x="0.5cm" svg:y="2cm" presentation:class="outline">
          <draw:text-box>
            <text:list text:style-name="L3">
              <text:list-item>
                <text:p>höherer Abstraktionsgrad</text:p>
              </text:list-item>
              <text:list-item>
                <text:p>weniger Quelltext</text:p>
              </text:list-item>
              <text:list-item>
                <text:p>messbar schnelleres Programm</text:p>
                <text:p/>
                <text:p>[IPM] 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essmethodik</text:p>
          </draw:text-box>
        </draw:frame>
        <draw:frame presentation:style-name="pr12" draw:layer="layout" svg:width="23.5cm" svg:height="14.391cm" svg:x="0.5cm" svg:y="2cm" presentation:class="outline" presentation:user-transformed="true">
          <draw:text-box>
            <text:list text:style-name="L3">
              <text:list-item>
                <text:p text:style-name="P25"><text:span text:style-name="T20">System:</text:span></text:p>
                <text:list>
                  <text:list-item>
                    <text:p text:style-name="P13">Betriebssystem: Arch Linux (x86_64)</text:p>
                  </text:list-item>
                  <text:list-item>
                    <text:p text:style-name="P13">Kernel 4.6.2</text:p>
                  </text:list-item>
                  <text:list-item>
                    <text:p text:style-name="P13">Compiler: gcc 6.1.1, clang 3.8.0</text:p>
                  </text:list-item>
                  <text:list-item>
                    <text:p text:style-name="P13">Prozessor: Intel Core i5-3230M (2,6GHz, Turbo Boost ausgeschaltet)</text:p>
                  </text:list-item>
                </text:list>
              </text:list-item>
              <text:list-item>
                <text:p text:style-name="P13">Messung:</text:p>
                <text:list>
                  <text:list-item>
                    <text:p text:style-name="P13"><text:span text:style-name="T6">clock_gettime(</text:span><text:span text:style-name="T21">CLOCK_MONOTONIC</text:span><text:span text:style-name="T6">, …)</text:span>;</text:p>
                  </text:list-item>
                </text:list>
              </text:list-item>
            </text:list>
            <text:p text:style-name="P25"><text:span text:style-name="T22">Median/Minimum/Maximum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ektoraddition mit CUDA &gt; Kernel (alt)</text:p>
          </draw:text-box>
        </draw:frame>
        <draw:frame presentation:style-name="pr6" draw:text-style-name="P17" draw:layer="layout" svg:width="24.646cm" svg:height="14.391cm" svg:x="0.5cm" svg:y="2cm" presentation:class="outline" presentation:user-transformed="true">
          <draw:text-box>
            <text:p text:style-name="P17"><text:span text:style-name="T23">__global__</text:span><text:span text:style-name="T24"> </text:span><text:span text:style-name="T23">void</text:span><text:span text:style-name="T24"> vector_add(</text:span><text:span text:style-name="T23">const</text:span><text:span text:style-name="T24"> </text:span><text:span text:style-name="T23">int</text:span><text:span text:style-name="T24">* </text:span><text:span text:style-name="T23">__restrict__</text:span><text:span text:style-name="T24"> a,</text:span></text:p>
            <text:p text:style-name="P26"><text:span text:style-name="T23">const</text:span><text:span text:style-name="T24"> </text:span><text:span text:style-name="T23">int</text:span><text:span text:style-name="T24">* </text:span><text:span text:style-name="T23">__restrict__</text:span><text:span text:style-name="T24"> b,</text:span></text:p>
            <text:p text:style-name="P26"><text:span text:style-name="T23">int</text:span><text:span text:style-name="T24">* </text:span><text:span text:style-name="T23">__restrict__</text:span><text:span text:style-name="T24"> c, </text:span></text:p>
            <text:p text:style-name="P26"><text:span text:style-name="T24">size_t size)</text:span></text:p>
            <text:p text:style-name="P17"><text:span text:style-name="T24">{</text:span></text:p>
            <text:p text:style-name="P18"><text:span text:style-name="T23">int</text:span><text:span text:style-name="T24"> i = threadIdx.x + blockIdx.x * blockDim.x;</text:span></text:p>
            <text:p text:style-name="P18"><text:span text:style-name="T23">if</text:span><text:span text:style-name="T24">(i &lt; size)</text:span></text:p>
            <text:p text:style-name="P19"><text:span text:style-name="T24">c[i] = a[i] + b[i];</text:span></text:p>
            <text:p text:style-name="P27"><text:span text:style-name="T24">}</text:span></text:p>
            <text:p text:style-name="P25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7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ektoraddition mit CUDA &gt; Kernel (neu)</text:p>
          </draw:text-box>
        </draw:frame>
        <draw:frame presentation:style-name="pr6" draw:text-style-name="P17" draw:layer="layout" svg:width="24.646cm" svg:height="14.391cm" svg:x="0.5cm" svg:y="2cm" presentation:class="outline" presentation:user-transformed="true">
          <draw:text-box>
            <text:p text:style-name="P17"><text:span text:style-name="T23">__global__</text:span><text:span text:style-name="T24"> </text:span><text:span text:style-name="T23">void</text:span><text:span text:style-name="T24"> vector_add(</text:span><text:span text:style-name="T23">const</text:span><text:span text:style-name="T24"> std::</text:span><text:span text:style-name="T25">int32_t</text:span><text:span text:style-name="T24">* </text:span><text:span text:style-name="T23">__restrict__</text:span><text:span text:style-name="T24"> a,</text:span></text:p>
            <text:p text:style-name="P26"><text:span text:style-name="T23">const</text:span><text:span text:style-name="T24"> std::</text:span><text:span text:style-name="T25">int32_t</text:span><text:span text:style-name="T24">* </text:span><text:span text:style-name="T23">__restrict__</text:span><text:span text:style-name="T24"> b,</text:span></text:p>
            <text:p text:style-name="P26"><text:span text:style-name="T25">std::</text:span><text:span text:style-name="T25">int32_t</text:span><text:span text:style-name="T24">* </text:span><text:span text:style-name="T23">__restrict__</text:span><text:span text:style-name="T24"> c, </text:span></text:p>
            <text:p text:style-name="P26"><text:span text:style-name="T24">std::size_t size)</text:span></text:p>
            <text:p text:style-name="P17"><text:span text:style-name="T24">{</text:span></text:p>
            <text:p text:style-name="P18"><text:span text:style-name="T23">auto</text:span><text:span text:style-name="T24"> i = threadIdx.x + blockIdx.x * blockDim.x;</text:span></text:p>
            <text:p text:style-name="P18"><text:span text:style-name="T23">if</text:span><text:span text:style-name="T24">(i &lt; size)</text:span></text:p>
            <text:p text:style-name="P19"><text:span text:style-name="T24">c[i] = a[i] + b[i];</text:span></text:p>
            <text:p text:style-name="P27"><text:span text:style-name="T24">}</text:span></text:p>
            <text:p text:style-name="P25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8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Neuerung in C++11: auto</text:p>
          </draw:text-box>
        </draw:frame>
        <draw:frame presentation:style-name="pr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Spracherweiterung im C++11-Standard: <text:span text:style-name="T6">auto </text:span><text:span text:style-name="T8">[CPP11](§7.1.6.4)</text:span></text:p>
              </text:list-item>
              <text:list-item>
                <text:p><text:span text:style-name="T8">für Variablen:</text:span></text:p>
              </text:list-item>
            </text:list>
            <text:p text:style-name="P18"><text:span text:style-name="T13">auto</text:span><text:span text:style-name="T6"> x = 0; </text:span><text:span text:style-name="T14">// wenn der Datenyp unwichtig ist</text:span></text:p>
            <text:p text:style-name="P18"><text:span text:style-name="T13">auto</text:span><text:span text:style-name="T6"> f = </text:span><text:span text:style-name="T13">float</text:span><text:span text:style-name="T26">(</text:span><text:span text:style-name="T6">0); </text:span><text:span text:style-name="T14">// bei Festlegung auf einen Datentypen</text:span></text:p>
            <text:p text:style-name="P28"><text:span text:style-name="T13">auto</text:span><text:span text:style-name="T6"> two = std::sqrt(4); </text:span><text:span text:style-name="T14">// Herleitung aus Rückgabetypen</text:span></text:p>
            <text:list text:continue-numbering="true" text:style-name="L3">
              <text:list-item>
                <text:p text:style-name="P13"><text:span text:style-name="T27">für Funktionen:</text:span></text:p>
              </text:list-item>
            </text:list>
            <text:p text:style-name="P29"><text:span text:style-name="T13">auto</text:span><text:span text:style-name="T6"> foo(</text:span><text:span text:style-name="T26">std::int32_t a, std::int32_t b) -&gt; std::int32_t;</text:span></text:p>
            <text:p text:style-name="P18"><text:span text:style-name="T13">template</text:span><text:span text:style-name="T26"> &lt;</text:span><text:span text:style-name="T13">class</text:span><text:span text:style-name="T26"> T, </text:span><text:span text:style-name="T13">class</text:span><text:span text:style-name="T26"> U&gt;</text:span></text:p>
            <text:p text:style-name="P29"><text:span text:style-name="T13">auto</text:span><text:span text:style-name="T26"> bar(T a, U b) -&gt; </text:span><text:span text:style-name="T13">decltype</text:span><text:span text:style-name="T26">(a + b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Vektoraddition mit CUDA &gt; Vektorerstellung (alt)</text:p>
          </draw:text-box>
        </draw:frame>
        <draw:frame presentation:style-name="pr11" draw:text-style-name="P24" draw:layer="layout" svg:width="23.5cm" svg:height="11.049cm" svg:x="0.5cm" svg:y="2cm" presentation:class="outline" presentation:user-transformed="true">
          <draw:text-box>
            <text:p text:style-name="P30"><text:span text:style-name="T13">#define </text:span><text:span text:style-name="T21">SIZE</text:span><text:span text:style-name="T6"> = 1000;</text:span></text:p>
            <text:p text:style-name="P30"><text:span text:style-name="T14">// …</text:span></text:p>
            <text:p text:style-name="P21"><text:span text:style-name="T13">for</text:span><text:span text:style-name="T6">(size_t i = 0; i &lt; </text:span><text:span text:style-name="T21">SIZE</text:span><text:span text:style-name="T6">; ++i)</text:span></text:p>
            <text:p text:style-name="P21"><text:span text:style-name="T6">{</text:span></text:p>
            <text:p text:style-name="P31"><text:span text:style-name="T6">host_a[i] = std::rand();</text:span></text:p>
            <text:p text:style-name="P31"><text:span text:style-name="T6">host_b[i] = std::rand();</text:span></text:p>
            <text:p text:style-name="P24"><text:span text:style-name="T6">}</text:span></text:p>
            <text:p text:style-name="P2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Vektoraddition mit CUDA &gt; Vektorerstellung (neu)</text:p>
          </draw:text-box>
        </draw:frame>
        <draw:frame presentation:style-name="pr11" draw:text-style-name="P24" draw:layer="layout" svg:width="23.5cm" svg:height="11.049cm" svg:x="0.5cm" svg:y="2cm" presentation:class="outline">
          <draw:text-box>
            <text:p text:style-name="P21"><text:span text:style-name="T13">constexpr</text:span><text:span text:style-name="T6"> </text:span><text:span text:style-name="T13">auto</text:span><text:span text:style-name="T6"> size = 1000;</text:span></text:p>
            <text:p text:style-name="P21"><text:span text:style-name="T6"/></text:p>
            <text:p text:style-name="P21"><text:span text:style-name="T14">// …</text:span></text:p>
            <text:p text:style-name="P21"><text:span text:style-name="T6"/></text:p>
            <text:p text:style-name="P21"><text:span text:style-name="T26">std::generate(a.get(), a.get() + size, std::rand);</text:span></text:p>
            <text:p text:style-name="P21"><text:span text:style-name="T26">std::generate(b.get(), b.get() + size, std::rand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Neuerung in C++11: constexpr</text:p>
          </draw:text-box>
        </draw:frame>
        <draw:frame presentation:style-name="pr13" draw:layer="layout" svg:width="23.5cm" svg:height="13.695cm" svg:x="0.5cm" svg:y="1.545cm" presentation:class="outline" presentation:user-transformed="true">
          <draw:text-box>
            <text:list text:style-name="L3">
              <text:list-item>
                <text:p>Spracherweiterung im C++11-Standard: <text:span text:style-name="T6">constexpr </text:span><text:span text:style-name="T8">[CPP11](§7.1.5)</text:span></text:p>
              </text:list-item>
              <text:list-item>
                <text:p><text:span text:style-name="T8">für Variablen:</text:span></text:p>
              </text:list-item>
            </text:list>
            <text:p text:style-name="P28"><text:span text:style-name="T13">constexpr</text:span><text:span text:style-name="T6"> </text:span><text:span text:style-name="T13">auto</text:span><text:span text:style-name="T6"> i = 0; </text:span><text:span text:style-name="T14">// Wert steht zur Compilezeit fest</text:span></text:p>
            <text:list text:continue-numbering="true" text:style-name="L3">
              <text:list-item>
                <text:p text:style-name="P13"><text:span text:style-name="T8">für Funktionen:</text:span></text:p>
              </text:list-item>
            </text:list>
            <text:p text:style-name="P18"><text:span text:style-name="T13">constexpr</text:span><text:span text:style-name="T6"> </text:span><text:span text:style-name="T13">auto</text:span><text:span text:style-name="T6"> max(std::int32_t a, std::int32_t b) -&gt; std::int32_t </text:span></text:p>
            <text:p text:style-name="P18"><text:span text:style-name="T6">{</text:span></text:p>
            <text:p text:style-name="P19"><text:span text:style-name="T14">// Auswertung zur Compile-Zeit möglich</text:span></text:p>
            <text:p text:style-name="P19"><text:span text:style-name="T13">return</text:span><text:span text:style-name="T6"> (a &lt; b) ? a : b;</text:span></text:p>
            <text:p text:style-name="P28"><text:span text:style-name="T6">}</text:span></text:p>
            <text:list text:continue-numbering="true" text:style-name="L3">
              <text:list-item>
                <text:p text:style-name="P13"><text:span text:style-name="T7">kombiniert:</text:span></text:p>
              </text:list-item>
            </text:list>
            <text:p text:style-name="P28"><text:span text:style-name="T13">constexpr</text:span><text:span text:style-name="T6"> </text:span><text:span text:style-name="T13">auto</text:span><text:span text:style-name="T6"> i = max(2, 3); </text:span><text:span text:style-name="T14">// Auswertung zur Compile-Zeit</text:span></text:p>
            <text:p text:style-name="P18"><text:span text:style-name="T14">// Auswertung zur Compile-Zeit oder zur Laufzeit</text:span></text:p>
            <text:p text:style-name="P28"><text:span text:style-name="T13">auto</text:span><text:span text:style-name="T6"> j = max(x, y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user-transformed="true">
          <draw:text-box>
            <text:p>Vektoraddition mit CUDA &gt; Speicherverwaltung (alt)</text:p>
          </draw:text-box>
        </draw:frame>
        <draw:frame presentation:style-name="pr14" draw:text-style-name="P21" draw:layer="layout" svg:width="23.5cm" svg:height="13.494cm" svg:x="0.5cm" svg:y="2cm" presentation:class="outline" presentation:user-transformed="true">
          <draw:text-box>
            <text:p text:style-name="P21"><text:span text:style-name="T13">int</text:span><text:span text:style-name="T26">* host_a =</text:span><text:span text:style-name="T13"> NULL;</text:span></text:p>
            <text:p text:style-name="P21"><text:span text:style-name="T26">cudaMallocHost((</text:span><text:span text:style-name="T13">void</text:span><text:span text:style-name="T26">**) &amp;host_a, </text:span><text:span text:style-name="T21">SIZE </text:span><text:span text:style-name="T26">*</text:span><text:span text:style-name="T21"> </text:span><text:span text:style-name="T13">sizeof</text:span><text:span text:style-name="T26">(</text:span><text:span text:style-name="T13">int</text:span><text:span text:style-name="T26">));</text:span></text:p>
            <text:p text:style-name="P21"><text:span text:style-name="T13"/></text:p>
            <text:p text:style-name="P21"><text:span text:style-name="T13">int</text:span><text:span text:style-name="T6">* dev_a = </text:span><text:span text:style-name="T13">NULL</text:span><text:span text:style-name="T6">;</text:span></text:p>
            <text:p text:style-name="P21"><text:span text:style-name="T6">cudaMalloc((</text:span><text:span text:style-name="T13">void</text:span><text:span text:style-name="T6">**) &amp;dev_a, </text:span><text:span text:style-name="T21">SIZE</text:span><text:span text:style-name="T6"> * </text:span><text:span text:style-name="T13">sizeof</text:span><text:span text:style-name="T6">(</text:span><text:span text:style-name="T13">int</text:span><text:span text:style-name="T6">));</text:span></text:p>
            <text:p text:style-name="P21"><text:span text:style-name="T14"/></text:p>
            <text:p text:style-name="P30"><text:span text:style-name="T14">// …</text:span></text:p>
            <text:p text:style-name="P21"><text:span text:style-name="T6">cudaFree(dev_a);</text:span></text:p>
            <text:p text:style-name="P21"><text:span text:style-name="T6">cudaFreeHost(host_a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user-transformed="true">
          <draw:text-box>
            <text:p>Vektoraddition mit CUDA &gt; Speicherverwaltung (neu)</text:p>
          </draw:text-box>
        </draw:frame>
        <draw:frame presentation:style-name="pr15" draw:text-style-name="P21" draw:layer="layout" svg:width="23.5cm" svg:height="14.251cm" svg:x="0.5cm" svg:y="1.243cm" presentation:class="outline" presentation:user-transformed="true">
          <draw:text-box>
            <text:p text:style-name="P21"><text:span text:style-name="T13">auto </text:span><text:span text:style-name="T26">host_a</text:span><text:span text:style-name="T13"> </text:span><text:span text:style-name="T26">= make_host_ptr&lt;std::int32_t&gt;(size);</text:span></text:p>
            <text:p text:style-name="P21"><text:span text:style-name="T13">auto</text:span><text:span text:style-name="T6"> dev_a = make_device_ptr&lt;std::int32_t&gt;(size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4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user-transformed="true">
          <draw:text-box>
            <text:p>Vektoraddition mit CUDA &gt; Speicherverwaltung (neu)</text:p>
          </draw:text-box>
        </draw:frame>
        <draw:frame presentation:style-name="pr16" draw:text-style-name="P21" draw:layer="layout" svg:width="23.5cm" svg:height="16.537cm" svg:x="0.5cm" svg:y="1.243cm" presentation:class="outline" presentation:user-transformed="true">
          <draw:text-box>
            <text:p text:style-name="P21"><text:span text:style-name="T13">template </text:span><text:span text:style-name="T26">&lt;</text:span><text:span text:style-name="T13">class </text:span><text:span text:style-name="T26">T&gt;</text:span></text:p>
            <text:p text:style-name="P21"><text:span text:style-name="T13">auto</text:span><text:span text:style-name="T6"> make_device_ptr(std::size_t size) -&gt; device_ptr&lt;T&gt;</text:span></text:p>
            <text:p text:style-name="P21"><text:span text:style-name="T6">{</text:span></text:p>
            <text:p text:style-name="P31"><text:span text:style-name="T13">auto</text:span><text:span text:style-name="T6"> p = </text:span><text:span text:style-name="T13">static_cast</text:span><text:span text:style-name="T6">&lt;T*&gt;(</text:span><text:span text:style-name="T13">nullptr</text:span><text:span text:style-name="T6">);</text:span></text:p>
            <text:p text:style-name="P31"><text:span text:style-name="T6">cudaMalloc(</text:span><text:span text:style-name="T13">reinterpret_cast</text:span><text:span text:style-name="T6">&lt;</text:span><text:span text:style-name="T13">void</text:span><text:span text:style-name="T6">**&gt;(&amp;p), size * </text:span><text:span text:style-name="T13">sizeof</text:span><text:span text:style-name="T6">(T));</text:span></text:p>
            <text:p text:style-name="P31"><text:span text:style-name="T13">return</text:span><text:span text:style-name="T6"> device_ptr&lt;T&gt;(p);</text:span></text:p>
            <text:p text:style-name="P30"><text:span text:style-name="T6">}</text:span></text:p>
            <text:p text:style-name="P21"><text:span text:style-name="T13">template </text:span><text:span text:style-name="T26">&lt;</text:span><text:span text:style-name="T13">class </text:span><text:span text:style-name="T26">T&gt;</text:span></text:p>
            <text:p text:style-name="P21"><text:span text:style-name="T13">auto</text:span><text:span text:style-name="T6"> make_host_ptr(std::size_t size) -&gt; host_ptr&lt;T&gt;</text:span></text:p>
            <text:p text:style-name="P21"><text:span text:style-name="T6">{</text:span></text:p>
            <text:p text:style-name="P31"><text:span text:style-name="T13">auto</text:span><text:span text:style-name="T6"> p = </text:span><text:span text:style-name="T13">static_cast</text:span><text:span text:style-name="T6">&lt;T*&gt;(</text:span><text:span text:style-name="T13">nullptr</text:span><text:span text:style-name="T6">);</text:span></text:p>
            <text:p text:style-name="P31"><text:span text:style-name="T6">cudaMallocHost(</text:span><text:span text:style-name="T13">reinterpret_cast</text:span><text:span text:style-name="T6">&lt;</text:span><text:span text:style-name="T13">void</text:span><text:span text:style-name="T6">**&gt;(&amp;p), size * </text:span><text:span text:style-name="T13">sizeof</text:span><text:span text:style-name="T6">(T));</text:span></text:p>
            <text:p text:style-name="P31"><text:span text:style-name="T13">return</text:span><text:span text:style-name="T6"> host_ptr(p);</text:span></text:p>
            <text:p text:style-name="P30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5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user-transformed="true">
          <draw:text-box>
            <text:p>Vektoraddition mit CUDA &gt; Speicherverwaltung (neu)</text:p>
          </draw:text-box>
        </draw:frame>
        <draw:frame presentation:style-name="pr16" draw:text-style-name="P21" draw:layer="layout" svg:width="23.5cm" svg:height="16.537cm" svg:x="0.5cm" svg:y="1.243cm" presentation:class="outline" presentation:user-transformed="true">
          <draw:text-box>
            <text:p text:style-name="P21"><text:span text:style-name="T13">struct </text:span><text:span text:style-name="T26">device_deleter</text:span></text:p>
            <text:p text:style-name="P21"><text:span text:style-name="T26">{</text:span></text:p>
            <text:p text:style-name="P31"><text:span text:style-name="T13">auto</text:span><text:span text:style-name="T26"> </text:span><text:span text:style-name="T13">operator</text:span><text:span text:style-name="T26">()(</text:span><text:span text:style-name="T13">void</text:span><text:span text:style-name="T26">* p) -&gt; </text:span><text:span text:style-name="T13">void </text:span><text:span text:style-name="T26">{ cudaFree(p); }</text:span></text:p>
            <text:p text:style-name="P30"><text:span text:style-name="T26">};</text:span></text:p>
            <text:p text:style-name="P21"><text:span text:style-name="T13">struct </text:span><text:span text:style-name="T26">host_deleter</text:span></text:p>
            <text:p text:style-name="P21"><text:span text:style-name="T26">{</text:span></text:p>
            <text:p text:style-name="P31"><text:span text:style-name="T13">auto</text:span><text:span text:style-name="T26"> </text:span><text:span text:style-name="T13">operator</text:span><text:span text:style-name="T26">()(</text:span><text:span text:style-name="T13">void</text:span><text:span text:style-name="T26">* p) -&gt; </text:span><text:span text:style-name="T13">void </text:span><text:span text:style-name="T26">{ cudaFreeHost(p); }</text:span></text:p>
            <text:p text:style-name="P30"><text:span text:style-name="T26">};</text:span></text:p>
            <text:p text:style-name="P21"><text:span text:style-name="T13">template</text:span><text:span text:style-name="T26"> &lt;</text:span><text:span text:style-name="T13">class</text:span><text:span text:style-name="T26"> T&gt;</text:span></text:p>
            <text:p text:style-name="P30"><text:span text:style-name="T13">using</text:span><text:span text:style-name="T6"> device_ptr = std::unique_ptr&lt;T[], device_deleter&gt;;</text:span></text:p>
            <text:p text:style-name="P21"><text:span text:style-name="T13">template</text:span><text:span text:style-name="T26"> &lt;</text:span><text:span text:style-name="T13">class</text:span><text:span text:style-name="T26"> T&gt;</text:span></text:p>
            <text:p text:style-name="P30"><text:span text:style-name="T13">using</text:span><text:span text:style-name="T6"> host_ptr = std::unique_ptr&lt;T[], host_deleter&gt;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6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Neuerung in C++11: Smart pointers</text:p>
          </draw:text-box>
        </draw:frame>
        <draw:frame presentation:style-name="pr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Bibliothekserweiterung im C++11-Standard: smart pointers [CPP11](§20.7)</text:p>
                <text:list>
                  <text:list-item>
                    <text:p text:style-name="P13"><text:span text:style-name="T6">unique_ptr</text:span></text:p>
                  </text:list-item>
                  <text:list-item>
                    <text:p text:style-name="P13"><text:span text:style-name="T6">shared_ptr</text:span></text:p>
                  </text:list-item>
                  <text:list-item>
                    <text:p text:style-name="P13"><text:span text:style-name="T6">weak_ptr</text:span></text:p>
                  </text:list-item>
                </text:list>
              </text:list-item>
              <text:list-item>
                <text:p text:style-name="P13"><text:span text:style-name="T7">veraltet: </text:span><text:span text:style-name="T6">auto_pt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7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Neuerungen in C++11: using</text:p>
          </draw:text-box>
        </draw:frame>
        <draw:frame presentation:style-name="pr8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Spracherweiterung in C++11: <text:span text:style-name="T6">using</text:span> [CPP11](§7.1.3/2)</text:p>
              </text:list-item>
            </text:list>
            <text:p text:style-name="P18"><text:span text:style-name="T13">typedef int </text:span><text:span text:style-name="T26">my_type; </text:span><text:span text:style-name="T14">//</text:span><text:span text:style-name="T26"> </text:span><text:span text:style-name="T14">alt</text:span></text:p>
            <text:p text:style-name="P29"><text:span text:style-name="T13">using </text:span><text:span text:style-name="T26">my_type</text:span><text:span text:style-name="T13"> </text:span><text:span text:style-name="T26">=</text:span><text:span text:style-name="T13"> int</text:span><text:span text:style-name="T26">; </text:span><text:span text:style-name="T14">// neu</text:span></text:p>
            <text:p text:style-name="P18"><text:span text:style-name="T13">typedef void</text:span><text:span text:style-name="T26"> (*func_ptr)(</text:span><text:span text:style-name="T13">double</text:span><text:span text:style-name="T26">); </text:span><text:span text:style-name="T14">// alt</text:span></text:p>
            <text:p text:style-name="P28"><text:span text:style-name="T13">using</text:span><text:span text:style-name="T26"> func_ptr = </text:span><text:span text:style-name="T13">void</text:span><text:span text:style-name="T26"> (*)(</text:span><text:span text:style-name="T13">double</text:span><text:span text:style-name="T26">); </text:span><text:span text:style-name="T14">// neu</text:span></text:p>
            <text:p text:style-name="P18"><text:span text:style-name="T13">template</text:span><text:span text:style-name="T14"> </text:span><text:span text:style-name="T26">&lt;</text:span><text:span text:style-name="T13">class</text:span><text:span text:style-name="T14"> </text:span><text:span text:style-name="T26">T&gt;</text:span></text:p>
            <text:p text:style-name="P28"><text:span text:style-name="T13">using</text:span><text:span text:style-name="T14"> </text:span><text:span text:style-name="T26">my_vec = std::vector&lt;T, my_allocator&gt;; </text:span><text:span text:style-name="T14">// neu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8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Vektoraddition mit CUDA &gt; Kopiervorgang (alt)</text:p>
          </draw:text-box>
        </draw:frame>
        <draw:frame presentation:style-name="pr11" draw:text-style-name="P32" draw:layer="layout" svg:width="23.5cm" svg:height="11.049cm" svg:x="0.5cm" svg:y="2cm" presentation:class="outline">
          <draw:text-box>
            <text:p text:style-name="P21"><text:span text:style-name="T6">cudaMemcpy(dev_a, host_a, </text:span><text:span text:style-name="T21">SIZE </text:span><text:span text:style-name="T26">* </text:span><text:span text:style-name="T13">sizeof</text:span><text:span text:style-name="T26">(</text:span><text:span text:style-name="T13">int</text:span><text:span text:style-name="T26">)</text:span><text:span text:style-name="T6">, </text:span><text:span text:style-name="T28">cudaMemcpyHostToDevice</text:span><text:span text:style-name="T6">);</text:span></text:p>
            <text:p text:style-name="P24"><text:span text:style-name="T6">cudaMemcpy(dev_b, host_b, </text:span><text:span text:style-name="T21">SIZE </text:span><text:span text:style-name="T26">* </text:span><text:span text:style-name="T13">sizeof</text:span><text:span text:style-name="T26">(</text:span><text:span text:style-name="T13">int</text:span><text:span text:style-name="T26">)</text:span><text:span text:style-name="T6">, </text:span><text:span text:style-name="T28">cudaMemcpyHostToDevice</text:span><text:span text:style-name="T6">);</text:span></text:p>
            <text:p text:style-name="P24"><text:span text:style-name="T14">// …</text:span></text:p>
            <text:p text:style-name="P24"><text:span text:style-name="T6">cudaMemcpy(host_c, dev_c, </text:span><text:span text:style-name="T21">SIZE </text:span><text:span text:style-name="T26">* </text:span><text:span text:style-name="T13">sizeof</text:span><text:span text:style-name="T26">(</text:span><text:span text:style-name="T13">int</text:span><text:span text:style-name="T26">)</text:span><text:span text:style-name="T6">, </text:span><text:span text:style-name="T28">cudaMemcpyDeviceToHost</text:span><text:span text:style-name="T6">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Vektoraddition mit CUDA &gt; Kopiervorgang (neu)</text:p>
          </draw:text-box>
        </draw:frame>
        <draw:frame presentation:style-name="pr17" draw:text-style-name="P23" draw:layer="layout" svg:width="23.5cm" svg:height="16.893cm" svg:x="0.5cm" svg:y="0.379cm" presentation:class="outline" presentation:user-transformed="true">
          <draw:text-box>
            <text:p text:style-name="P17"><text:span text:style-name="T6">cuda_copy(dev_a, host_a, size);</text:span></text:p>
            <text:p text:style-name="P27"><text:span text:style-name="T6">cuda_copy(dev_b, host_b, size);</text:span></text:p>
            <text:p text:style-name="P27"><text:span text:style-name="T14">// …</text:span></text:p>
            <text:p text:style-name="P17"><text:span text:style-name="T6">cuda_copy(host_c, dev_c, size);</text:span></text:p>
            <text:p text:style-name="P23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0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Vektoraddition mit CUDA &gt; Kopiervorgang (neu)</text:p>
          </draw:text-box>
        </draw:frame>
        <draw:frame presentation:style-name="pr17" draw:text-style-name="P23" draw:layer="layout" svg:width="23.5cm" svg:height="16.893cm" svg:x="0.5cm" svg:y="0.379cm" presentation:class="outline" presentation:user-transformed="true">
          <draw:text-box>
            <text:p text:style-name="P17"><text:span text:style-name="T13">template</text:span><text:span text:style-name="T6"> &lt;</text:span><text:span text:style-name="T13">class</text:span><text:span text:style-name="T6"> Dst, </text:span><text:span text:style-name="T13">class</text:span><text:span text:style-name="T6"> Src&gt;</text:span></text:p>
            <text:p text:style-name="P17"><text:span text:style-name="T13">auto</text:span><text:span text:style-name="T6"> cuda_copy(Dst&amp; dst, </text:span><text:span text:style-name="T13">const</text:span><text:span text:style-name="T6"> Src&amp; src, std::size_t size) -&gt; </text:span><text:span text:style-name="T13">void</text:span></text:p>
            <text:p text:style-name="P17"><text:span text:style-name="T6">{</text:span></text:p>
            <text:p text:style-name="P18"><text:span text:style-name="T6">cudaMemcpy(dst.get(), src.get(),</text:span></text:p>
            <text:p text:style-name="P33"><text:span text:style-name="T6">size * </text:span><text:span text:style-name="T13">sizeof</text:span><text:span text:style-name="T6">(</text:span><text:span text:style-name="T13">typename</text:span><text:span text:style-name="T6"> Dst::element_type),</text:span></text:p>
            <text:p text:style-name="P33"><text:span text:style-name="T6">direction&lt;Src::loc, Dst::loc&gt;::value);</text:span></text:p>
            <text:p text:style-name="P23"><text:span text:style-name="T6">}</text:span></text:p>
            <text:p text:style-name="P23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1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Vektoraddition mit CUDA &gt; Kopiervorgang (neu)</text:p>
          </draw:text-box>
        </draw:frame>
        <draw:frame presentation:style-name="pr17" draw:text-style-name="P23" draw:layer="layout" svg:width="23.5cm" svg:height="16.893cm" svg:x="0.5cm" svg:y="0.379cm" presentation:class="outline" presentation:user-transformed="true">
          <draw:text-box>
            <text:p text:style-name="P23"><text:span text:style-name="T13">enum</text:span><text:span text:style-name="T6"> </text:span><text:span text:style-name="T13">class</text:span><text:span text:style-name="T6"> location { </text:span><text:span text:style-name="T28">device, host</text:span><text:span text:style-name="T6"> };</text:span></text:p>
            <text:p text:style-name="P17"><text:span text:style-name="T13">template</text:span><text:span text:style-name="T6"> &lt;location src, location dst&gt; </text:span><text:span text:style-name="T13">struct</text:span><text:span text:style-name="T6"> direction {};</text:span></text:p>
            <text:p text:style-name="P17"><text:span text:style-name="T13">template</text:span><text:span text:style-name="T6"> &lt;&gt; </text:span><text:span text:style-name="T13">struct</text:span><text:span text:style-name="T6"> direction&lt;location::</text:span><text:span text:style-name="T28">host</text:span><text:span text:style-name="T6">, location::</text:span><text:span text:style-name="T28">device</text:span><text:span text:style-name="T6">&gt;</text:span></text:p>
            <text:p text:style-name="P17"><text:span text:style-name="T6">{</text:span></text:p>
            <text:p text:style-name="P18"><text:span text:style-name="T13">static constexpr auto</text:span><text:span text:style-name="T6"> value = </text:span><text:span text:style-name="T28">cudaMemcpyHostToDevice</text:span><text:span text:style-name="T6">;</text:span></text:p>
            <text:p text:style-name="P23"><text:span text:style-name="T6">};</text:span></text:p>
            <text:p text:style-name="P23"><text:span text:style-name="T14">// etc.</text:span></text:p>
            <text:p text:style-name="P17"><text:span text:style-name="T13">template</text:span><text:span text:style-name="T6"> &lt;</text:span><text:span text:style-name="T13">class</text:span><text:span text:style-name="T6"> T, </text:span><text:span text:style-name="T13">class</text:span><text:span text:style-name="T6"> Deleter, location l&gt; </text:span><text:span text:style-name="T13">class</text:span><text:span text:style-name="T6"> cuda_ptr</text:span></text:p>
            <text:p text:style-name="P17"><text:span text:style-name="T6">{</text:span></text:p>
            <text:p text:style-name="P18"><text:span text:style-name="T13">public</text:span><text:span text:style-name="T26">:</text:span></text:p>
            <text:p text:style-name="P19"><text:span text:style-name="T13">static constexpr auto</text:span><text:span text:style-name="T6"> loc = location(l);</text:span></text:p>
            <text:p text:style-name="P19"><text:span text:style-name="T13">using</text:span><text:span text:style-name="T6"> element_type = T;</text:span></text:p>
            <text:p text:style-name="P18"><text:span text:style-name="T14">// Wrapper um unique_ptr&lt;T[], Deleter&gt; …</text:span></text:p>
            <text:p text:style-name="P23"><text:span text:style-name="T6">};</text:span></text:p>
            <text:p text:style-name="P17"><text:span text:style-name="T13">template</text:span><text:span text:style-name="T6"> &lt;</text:span><text:span text:style-name="T13">class</text:span><text:span text:style-name="T6"> T&gt;</text:span></text:p>
            <text:p text:style-name="P23"><text:span text:style-name="T13">using</text:span><text:span text:style-name="T6"> device_ptr = cuda_ptr&lt;T, device_deleter, location::</text:span><text:span text:style-name="T28">device</text:span><text:span text:style-name="T6">&gt;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Neuerungen in C++11: enum class</text:p>
          </draw:text-box>
        </draw:frame>
        <draw:frame presentation:style-name="pr8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Spracherweiterung in C++11: <text:span text:style-name="T6">enum class</text:span> [CPP11](§7.2)</text:p>
              </text:list-item>
            </text:list>
            <text:p text:style-name="P18"><text:span text:style-name="T13">enum</text:span><text:span text:style-name="T6"> color { </text:span><text:span text:style-name="T28">red</text:span><text:span text:style-name="T29">,</text:span><text:span text:style-name="T28"> green</text:span><text:span text:style-name="T29">,</text:span><text:span text:style-name="T28"> blue</text:span><text:span text:style-name="T29">,</text:span><text:span text:style-name="T28"> yellow</text:span><text:span text:style-name="T6"> };</text:span></text:p>
            <text:p text:style-name="P18"><text:span text:style-name="T13">enum</text:span><text:span text:style-name="T6"> traffic_light { </text:span><text:span text:style-name="T28">red</text:span><text:span text:style-name="T29">,</text:span><text:span text:style-name="T28"> yellow</text:span><text:span text:style-name="T29">,</text:span><text:span text:style-name="T28"> green</text:span><text:span text:style-name="T6"> };</text:span></text:p>
            <text:p text:style-name="P28"><text:span text:style-name="T6">set_color(</text:span><text:span text:style-name="T28">yellow</text:span><text:span text:style-name="T6">); </text:span><text:span text:style-name="T14">// oops…</text:span></text:p>
            <text:p text:style-name="P18"><text:span text:style-name="T13">enum class </text:span><text:span text:style-name="T26">color { </text:span><text:span text:style-name="T28">red</text:span><text:span text:style-name="T29">,</text:span><text:span text:style-name="T26"> </text:span><text:span text:style-name="T28">green</text:span><text:span text:style-name="T26">, </text:span><text:span text:style-name="T28">blue</text:span><text:span text:style-name="T26">, </text:span><text:span text:style-name="T28">yellow</text:span><text:span text:style-name="T26"> };</text:span></text:p>
            <text:p text:style-name="P18"><text:span text:style-name="T13">enum class </text:span><text:span text:style-name="T26">traffic_light { </text:span><text:span text:style-name="T28">red</text:span><text:span text:style-name="T26">, </text:span><text:span text:style-name="T28">yellow</text:span><text:span text:style-name="T26">, </text:span><text:span text:style-name="T28">green</text:span><text:span text:style-name="T26"> };</text:span></text:p>
            <text:p text:style-name="P18"><text:span text:style-name="T26">set_color(yellow); </text:span><text:span text:style-name="T14">// Fehler: unbekannter Ausdruck</text:span></text:p>
            <text:p text:style-name="P18"><text:span text:style-name="T26">set_color(traffic_light::</text:span><text:span text:style-name="T28">yellow</text:span><text:span text:style-name="T26">); </text:span><text:span text:style-name="T14">// Fehler: falscher Typ</text:span></text:p>
            <text:p text:style-name="P28"><text:span text:style-name="T26">set_color(color::</text:span><text:span text:style-name="T28">yellow</text:span><text:span text:style-name="T26">); </text:span><text:span text:style-name="T14">// ok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Vektoraddition mit CUDA: Kernelaufruf (alt)</text:p>
          </draw:text-box>
        </draw:frame>
        <draw:frame presentation:style-name="pr11" draw:text-style-name="P24" draw:layer="layout" svg:width="23.5cm" svg:height="11.049cm" svg:x="0.5cm" svg:y="2cm" presentation:class="outline">
          <draw:text-box>
            <text:p text:style-name="P21"><text:span text:style-name="T13">int</text:span><text:span text:style-name="T6"> block_size = 1024;</text:span></text:p>
            <text:p text:style-name="P30"><text:span text:style-name="T13">int</text:span><text:span text:style-name="T6"> grid_size = (</text:span><text:span text:style-name="T13">int</text:span><text:span text:style-name="T6">) std::ceil((</text:span><text:span text:style-name="T13">float</text:span><text:span text:style-name="T6">) </text:span><text:span text:style-name="T21">SIZE</text:span><text:span text:style-name="T6"> / block_size);</text:span></text:p>
            <text:p text:style-name="P24"><text:span text:style-name="T6">vec_add&lt;&lt;&lt;grid_size, block_size&gt;&gt;&gt;(dev_a, dev_b, dev_c, </text:span><text:span text:style-name="T21">SIZE</text:span><text:span text:style-name="T6">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4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Vektoraddition mit CUDA: Kernelaufruf (neu)</text:p>
          </draw:text-box>
        </draw:frame>
        <draw:frame presentation:style-name="pr11" draw:text-style-name="P24" draw:layer="layout" svg:width="23.5cm" svg:height="11.049cm" svg:x="0.5cm" svg:y="2cm" presentation:class="outline">
          <draw:text-box>
            <text:p text:style-name="P21"><text:span text:style-name="T6">cuda_launch(vec_add, dev_a.get(), dev_b.get(), dev_c.get(), size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6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Vektoraddition mit CUDA: Kernelaufruf (neu)</text:p>
          </draw:text-box>
        </draw:frame>
        <draw:frame presentation:style-name="pr11" draw:text-style-name="P32" draw:layer="layout" svg:width="23.5cm" svg:height="11.049cm" svg:x="0.5cm" svg:y="2cm" presentation:class="outline">
          <draw:text-box>
            <text:p text:style-name="P21"><text:span text:style-name="T13">template</text:span><text:span text:style-name="T6"> &lt;</text:span><text:span text:style-name="T13">class</text:span><text:span text:style-name="T6">... Args&gt;</text:span></text:p>
            <text:p text:style-name="P21"><text:span text:style-name="T13">auto</text:span><text:span text:style-name="T6"> cuda_launch(</text:span><text:span text:style-name="T13">void</text:span><text:span text:style-name="T6"> (*kernel)(Args...), Args... args) -&gt; </text:span><text:span text:style-name="T13">void</text:span></text:p>
            <text:p text:style-name="P24"><text:span text:style-name="T6">{</text:span></text:p>
            <text:p text:style-name="P31"><text:span text:style-name="T14">// ermittle grid_size und block_size</text:span></text:p>
            <text:p text:style-name="P31"><text:span text:style-name="T6">kernel&lt;&lt;&lt;grid_size, block_size&gt;&gt;&gt;(args...);</text:span></text:p>
            <text:p text:style-name="P24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7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Neuerung in C++11: variadische Templates</text:p>
          </draw:text-box>
        </draw:frame>
        <draw:frame presentation:style-name="pr11" draw:layer="layout" svg:width="23.5cm" svg:height="11.049cm" svg:x="0.5cm" svg:y="2cm" presentation:class="outline">
          <draw:text-box>
            <text:list text:style-name="L3">
              <text:list-item>
                <text:p>Spracherweiterung in C++11: variadische Templates [CPP11](§14.2.15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7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8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Vektoraddition mit CUDA &gt; Zusammenfassung</text:p>
          </draw:text-box>
        </draw:frame>
        <draw:frame presentation:style-name="pr18" draw:text-style-name="P32" draw:layer="layout" svg:width="23.5cm" svg:height="13.847cm" svg:x="0.5cm" svg:y="1.647cm" presentation:class="outline" presentation:user-transformed="true">
          <draw:text-box>
            <text:p text:style-name="P24"><text:span text:style-name="T13">constexpr</text:span><text:span text:style-name="T6"> </text:span><text:span text:style-name="T13">auto</text:span><text:span text:style-name="T6"> size = 1000;</text:span></text:p>
            <text:p text:style-name="P21"><text:span text:style-name="T13">auto</text:span><text:span text:style-name="T6"> host_a = make_host_ptr&lt;std::int32_t&gt;(size);</text:span></text:p>
            <text:p text:style-name="P21"><text:span text:style-name="T13">auto</text:span><text:span text:style-name="T6"> host_b = make_host_ptr&lt;std::int32_t&gt;(size);</text:span></text:p>
            <text:p text:style-name="P24"><text:span text:style-name="T13">auto</text:span><text:span text:style-name="T6"> host_c = make_host_ptr&lt;std::int32_t&gt;(size);</text:span></text:p>
            <text:p text:style-name="P21"><text:span text:style-name="T13">auto</text:span><text:span text:style-name="T6"> dev_a = make_device_ptr&lt;std::int32_t&gt;(size);</text:span></text:p>
            <text:p text:style-name="P21"><text:span text:style-name="T13">auto</text:span><text:span text:style-name="T6"> dev_b = make_device_ptr&lt;std::int32_t&gt;(size);</text:span></text:p>
            <text:p text:style-name="P24"><text:span text:style-name="T13">auto</text:span><text:span text:style-name="T6"> dev_c = make_device_ptr&lt;std::int32_t&gt;(size);</text:span></text:p>
            <text:p text:style-name="P21"><text:span text:style-name="T6">std::generate(host_a.get(), host_a.get() + size, std::rand);</text:span></text:p>
            <text:p text:style-name="P24"><text:span text:style-name="T6">std::generate(host_b.get(), host_b.get() + size, std::rand);</text:span></text:p>
            <text:p text:style-name="P24"><text:span text:style-name="T6">cuda_copy(dev_a, host_a, size);</text:span></text:p>
            <text:p text:style-name="P24"><text:span text:style-name="T6">cuda_copy(dev_b, host_b, size);</text:span></text:p>
            <text:p text:style-name="P24"><text:span text:style-name="T6">cuda_launch(vec_add, dev_a.get(), dev_b.get(), dev_c.get(), size);</text:span></text:p>
            <text:p text:style-name="P24"><text:span text:style-name="T6">cuda_copy(host_c, dev_c, size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8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Fallbeispiel: Producer-Consumer-Queue</text:p>
          </draw:text-box>
        </draw:frame>
        <draw:frame presentation:style-name="pr19" draw:layer="layout" svg:width="23.5cm" svg:height="11.793cm" svg:x="0.5cm" svg:y="2cm" presentation:class="outline" presentation:user-transformed="true">
          <draw:text-box>
            <text:list text:style-name="L3">
              <text:list-item>
                <text:p>Aufgabe: Implementierung einer Producer-Consumer-Queue[PPP]</text:p>
              </text:list-item>
              <text:list-item>
                <text:p>Probleme vor C++11: </text:p>
                <text:list>
                  <text:list-item>
                    <text:p>kein plattformunabhängiger Weg (Pthreads, Win32-Threads, …)</text:p>
                  </text:list-item>
                  <text:list-item>
                    <text:p>kein nativer „C++-Weg“ (RAII [insbesondere Destruktoren], …), Wrapper erforderlich</text:p>
                  </text:list-item>
                  <text:list-item>
                    <text:p>keine plattformunabhängige Unterstützung für Atomics</text:p>
                  </text:list-item>
                </text:list>
              </text:list-item>
              <text:list-item>
                <text:p>seit C++11:</text:p>
                <text:list>
                  <text:list-item>
                    <text:p text:style-name="P13"><text:span text:style-name="T6">&lt;thread&gt;</text:span> zur Erzeugung von Threads</text:p>
                  </text:list-item>
                  <text:list-item>
                    <text:p text:style-name="P13"><text:span text:style-name="T6">&lt;mutex&gt;</text:span> und <text:span text:style-name="T6">&lt;condition_variable&gt;</text:span> zur Threadsynchronisierung</text:p>
                  </text:list-item>
                  <text:list-item>
                    <text:p text:style-name="P13"><text:span text:style-name="T6">&lt;atomic&gt;</text:span> für atomare Operationen</text:p>
                  </text:list-item>
                  <text:list-item>
                    <text:p text:style-name="P13"><text:span text:style-name="T6">&lt;future&gt;</text:span> für asynchrone Operationen (ohne explizite Threaderzeugung durch Programmierer, hier nicht gezeig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0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user-transformed="true">
          <draw:text-box>
            <text:p>Producer-Consumer-Queue: Threaderzeugung</text:p>
          </draw:text-box>
        </draw:frame>
        <draw:frame presentation:style-name="pr20" draw:text-style-name="P21" draw:layer="layout" svg:width="23.5cm" svg:height="13.701cm" svg:x="0.5cm" svg:y="2cm" presentation:class="outline" presentation:user-transformed="true">
          <draw:text-box>
            <text:p text:style-name="P17"><text:span text:style-name="T13">auto</text:span><text:span text:style-name="T6"> producer(queue&lt;object&gt;&amp; q) -&gt; </text:span><text:span text:style-name="T13">void</text:span></text:p>
            <text:p text:style-name="P17"><text:span text:style-name="T6">{</text:span></text:p>
            <text:p text:style-name="P18"><text:span text:style-name="T13">auto</text:span><text:span text:style-name="T6"> o = create_object();</text:span></text:p>
            <text:p text:style-name="P18"><text:span text:style-name="T6">q.push(move(o));</text:span></text:p>
            <text:p text:style-name="P27"><text:span text:style-name="T6">}</text:span></text:p>
            <text:p text:style-name="P17"><text:span text:style-name="T13">auto</text:span><text:span text:style-name="T6"> consumer(queue&lt;object&gt;&amp; q) -&gt; </text:span><text:span text:style-name="T13">void</text:span></text:p>
            <text:p text:style-name="P17"><text:span text:style-name="T6">{</text:span></text:p>
            <text:p text:style-name="P18"><text:span text:style-name="T13">auto</text:span><text:span text:style-name="T6"> o = q.pop();</text:span></text:p>
            <text:p text:style-name="P18"><text:span text:style-name="T6">do_something_with(o);</text:span></text:p>
            <text:p text:style-name="P27"><text:span text:style-name="T6">}</text:span></text:p>
            <text:p text:style-name="P17"><text:span text:style-name="T13">auto</text:span><text:span text:style-name="T6"> main() -&gt; </text:span><text:span text:style-name="T13">int</text:span></text:p>
            <text:p text:style-name="P17"><text:span text:style-name="T6">{</text:span></text:p>
            <text:p text:style-name="P18"><text:span text:style-name="T13">auto</text:span><text:span text:style-name="T6"> q = queue();</text:span></text:p>
            <text:p text:style-name="P18"><text:span text:style-name="T13">auto</text:span><text:span text:style-name="T6"> p = thread(&amp;producer, ref(q)); </text:span><text:span text:style-name="T14">// thread kopiert Parameter</text:span></text:p>
            <text:p text:style-name="P18"><text:span text:style-name="T13">auto</text:span><text:span text:style-name="T6"> c = thread(&amp;consumer, ref(q)); </text:span><text:span text:style-name="T14">// ref erzwingt Referenz</text:span></text:p>
            <text:p text:style-name="P18"><text:span text:style-name="T6">p.join();</text:span></text:p>
            <text:p text:style-name="P18"><text:span text:style-name="T6">c.join();</text:span></text:p>
            <text:p text:style-name="P18"><text:span text:style-name="T6"/></text:p>
            <text:p text:style-name="P18"><text:span text:style-name="T13">return</text:span><text:span text:style-name="T6"> 0;</text:span></text:p>
            <text:p text:style-name="P2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4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1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user-transformed="true">
          <draw:text-box>
            <text:p>Producer-Consumer-Queue: Implementierung mit Mutexes</text:p>
          </draw:text-box>
        </draw:frame>
        <draw:frame presentation:style-name="pr21" draw:text-style-name="P34" draw:layer="layout" svg:width="23.5cm" svg:height="15.241cm" svg:x="0.5cm" svg:y="2cm" presentation:class="outline" presentation:user-transformed="true">
          <draw:text-box>
            <text:p text:style-name="P17"><text:span text:style-name="T13">template</text:span><text:span text:style-name="T6"> &lt;</text:span><text:span text:style-name="T13">class</text:span><text:span text:style-name="T6"> T&gt;</text:span></text:p>
            <text:p text:style-name="P17"><text:span text:style-name="T13">class</text:span><text:span text:style-name="T6"> Queue {</text:span></text:p>
            <text:p text:style-name="P19"><text:span text:style-name="T13">auto</text:span><text:span text:style-name="T6"> push(T t) -&gt; </text:span><text:span text:style-name="T13">void</text:span><text:span text:style-name="T6"> {</text:span></text:p>
            <text:p text:style-name="P20"><text:span text:style-name="T13">auto</text:span><text:span text:style-name="T6"> lock = unique_lock&lt;mutex&gt;(mutex_);</text:span></text:p>
            <text:p text:style-name="P20"><text:span text:style-name="T6"/></text:p>
            <text:p text:style-name="P20"><text:span text:style-name="T6">queue_.push(move(item));</text:span></text:p>
            <text:p text:style-name="P20"><text:span text:style-name="T6">cv_.notify_one();</text:span></text:p>
            <text:p text:style-name="P19"><text:span text:style-name="T6">}</text:span></text:p>
            <text:p text:style-name="P18"><text:span text:style-name="T6"/></text:p>
            <text:p text:style-name="P19"><text:span text:style-name="T13">auto</text:span><text:span text:style-name="T6"> pop() -&gt; T {</text:span></text:p>
            <text:p text:style-name="P20"><text:span text:style-name="T13">auto</text:span><text:span text:style-name="T6"> lock = unique_lock&lt;mutex&gt;(mutex_);</text:span></text:p>
            <text:p text:style-name="P20"><text:span text:style-name="T13">while</text:span><text:span text:style-name="T6">(queue_.empty())</text:span></text:p>
            <text:p text:style-name="P33"><text:span text:style-name="T6">cv_.wait(lock);</text:span></text:p>
            <text:p text:style-name="P20"><text:span text:style-name="T6"/></text:p>
            <text:p text:style-name="P20"><text:span text:style-name="T13">auto</text:span><text:span text:style-name="T6"> ret = move(queue_.front());</text:span></text:p>
            <text:p text:style-name="P20"><text:span text:style-name="T6">queue_.pop();</text:span></text:p>
            <text:p text:style-name="P20"><text:span text:style-name="T6"/></text:p>
            <text:p text:style-name="P20"><text:span text:style-name="T13">return</text:span><text:span text:style-name="T6"> ret;</text:span></text:p>
            <text:p text:style-name="P19"><text:span text:style-name="T6">}</text:span></text:p>
            <text:p text:style-name="P19"><text:span text:style-name="T6"/></text:p>
            <text:p text:style-name="P19"><text:span text:style-name="T6">condition_variable cv_;</text:span></text:p>
            <text:p text:style-name="P19"><text:span text:style-name="T6">mutex mutex_;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4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Producer-Consumer-Queue: Implementierung mit Atomics</text:p>
          </draw:text-box>
        </draw:frame>
        <draw:frame presentation:style-name="pr21" draw:text-style-name="P35" draw:layer="layout" svg:width="23.5cm" svg:height="15.241cm" svg:x="0.5cm" svg:y="2cm" presentation:class="outline" presentation:user-transformed="true">
          <draw:text-box>
            <text:p text:style-name="P17"><text:span text:style-name="T13">template</text:span><text:span text:style-name="T6"> &lt;</text:span><text:span text:style-name="T13">class</text:span><text:span text:style-name="T6"> T&gt; </text:span><text:span text:style-name="T13">class</text:span><text:span text:style-name="T6"> Queue {</text:span></text:p>
            <text:p text:style-name="P18"><text:span text:style-name="T13">auto</text:span><text:span text:style-name="T6"> push(T t) -&gt; </text:span><text:span text:style-name="T13">void</text:span><text:span text:style-name="T6"> {</text:span></text:p>
            <text:p text:style-name="P19"><text:span text:style-name="T13">while</text:span><text:span text:style-name="T6">(lock_)</text:span></text:p>
            <text:p text:style-name="P20"><text:span text:style-name="T6">thread::this_thread::yield(); </text:span></text:p>
            <text:p text:style-name="P19"><text:span text:style-name="T6"/></text:p>
            <text:p text:style-name="P19"><text:span text:style-name="T6">lock_ = true;</text:span></text:p>
            <text:p text:style-name="P19"><text:span text:style-name="T6">queue_.push(move(t));</text:span></text:p>
            <text:p text:style-name="P19"><text:span text:style-name="T6">lock_ = false;</text:span></text:p>
            <text:p text:style-name="P18"><text:span text:style-name="T6">}</text:span></text:p>
            <text:p text:style-name="P18"><text:span text:style-name="T6"/></text:p>
            <text:p text:style-name="P18"><text:span text:style-name="T13">auto</text:span><text:span text:style-name="T6"> pop() -&gt; T {</text:span></text:p>
            <text:p text:style-name="P19"><text:span text:style-name="T13">while</text:span><text:span text:style-name="T6">(lock_ || queue_.empty())</text:span></text:p>
            <text:p text:style-name="P20"><text:span text:style-name="T6">thread::this_thread::yield();</text:span></text:p>
            <text:p text:style-name="P20"><text:span text:style-name="T6"/></text:p>
            <text:p text:style-name="P19"><text:span text:style-name="T6">lock_ = true;</text:span></text:p>
            <text:p text:style-name="P19"><text:span text:style-name="T13">auto</text:span><text:span text:style-name="T6"> ret = move(queue_.front());</text:span></text:p>
            <text:p text:style-name="P19"><text:span text:style-name="T6">queue_.pop();</text:span></text:p>
            <text:p text:style-name="P19"><text:span text:style-name="T6">lock_ = false;</text:span></text:p>
            <text:p text:style-name="P17"><text:span text:style-name="T6"/></text:p>
            <text:p text:style-name="P19"><text:span text:style-name="T13">return</text:span><text:span text:style-name="T6"> ret;</text:span></text:p>
            <text:p text:style-name="P18"><text:span text:style-name="T6">}</text:span></text:p>
            <text:p text:style-name="P17"><text:span text:style-name="T14"/></text:p>
            <text:p text:style-name="P18"><text:span text:style-name="T6">atomic_bool lock_; </text:span><text:span text:style-name="T14">// Initialisierung: false</text:span></text:p>
            <text:p text:style-name="P17"><text:span text:style-name="T6">}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2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3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Empfehlungen für die Unterstützung in Score-P und Vampir</text:p>
          </draw:text-box>
        </draw:frame>
        <draw:frame presentation:style-name="pr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Probleme:</text:p>
                <text:list>
                  <text:list-item>
                    <text:p>Inlining der meisten STL-Methoden</text:p>
                  </text:list-item>
                  <text:list-item>
                    <text:p>keine Unterstützung von Threads in gelinkten Bibliotheken</text:p>
                  </text:list-item>
                </text:list>
              </text:list-item>
              <text:list-item>
                <text:p>Lösungsvorschläge:</text:p>
                <text:list>
                  <text:list-item>
                    <text:p>Einrichtung eines Zählers, der die Aufrufe der STL-Methoden hochzählt</text:p>
                    <text:list>
                      <text:list-item>
                        <text:p>nur die vom Programmierer aufgerufenen Methoden!</text:p>
                      </text:list-item>
                    </text:list>
                  </text:list-item>
                  <text:list-item>
                    <text:p>nachträgliche Registrierung „externer“ Threads (statt Programmabsturz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4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>
          <draw:text-box>
            <text:p>Ausblick auf C++17</text:p>
          </draw:text-box>
        </draw:frame>
        <draw:frame presentation:style-name="pr11" draw:layer="layout" svg:width="23.5cm" svg:height="11.049cm" svg:x="0.5cm" svg:y="2cm" presentation:class="outline">
          <draw:text-box>
            <text:list text:style-name="L3">
              <text:list-item>
                <text:p>zusätzliche mathematische Funktionen (Polynomfunktionen, Betafunktion, elliptische Integrale, …)</text:p>
                <text:list>
                  <text:list-item>
                    <text:p>gcc 6.1: <text:span text:style-name="T6">&lt;tr1/cmath&gt;</text:span></text:p>
                  </text:list-item>
                  <text:list-item>
                    <text:p>Boost.Math</text:p>
                  </text:list-item>
                </text:list>
              </text:list-item>
              <text:list-item>
                <text:p>Routinen zum Umgang mit dem Dateisystem (Dateien und Ordner)</text:p>
                <text:list>
                  <text:list-item>
                    <text:p>gcc 5.3: <text:span text:style-name="T6">&lt;experimental/filesystem&gt;</text:span></text:p>
                  </text:list-item>
                  <text:list-item>
                    <text:p>Boost.Filesystem</text:p>
                  </text:list-item>
                </text:list>
              </text:list-item>
              <text:list-item>
                <text:p>parallelisierte Algorithmen (aus <text:span text:style-name="T6">&lt;algorithm&gt;</text:span>)</text:p>
                <text:list>
                  <text:list-item>
                    <text:p>noch keine Compiler-Unterstützu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4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Weiterführende Literatur</text:p>
          </draw:text-box>
        </draw:frame>
        <draw:frame presentation:style-name="pr2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Bjarne Stroustrup: <text:span text:style-name="T9">A Tour of C++</text:span><text:span text:style-name="T10">, Addison-Wesley, 2014</text:span></text:p>
              </text:list-item>
              <text:list-item>
                <text:p><text:span text:style-name="T10">Bjarne Stroustrup: </text:span><text:span text:style-name="T9">The C++ Programming Language</text:span><text:span text:style-name="T10">, Addison-Wesley, 2013</text:span></text:p>
              </text:list-item>
              <text:list-item>
                <text:p><text:span text:style-name="T10">Scott Meyers: </text:span><text:span text:style-name="T9">Effective Modern C++</text:span><text:span text:style-name="T10">, O‘Reilly, 2014</text:span></text:p>
              </text:list-item>
              <text:list-item>
                <text:p><text:span text:style-name="T10">Anthony Williams: </text:span><text:span text:style-name="T9">C++ Concurrency in Action</text:span><text:span text:style-name="T10">, Manning, 2012</text:span></text:p>
              </text:list-item>
              <text:list-item>
                <text:p><text:span text:style-name="T10">Stanley B. Lippmann, Josee Lajoie, Barbara E. Moo: </text:span><text:span text:style-name="T9">C++ Primer</text:span><text:span text:style-name="T10">, Addison-Wesley, 2012</text:span></text:p>
                <text:p><text:span text:style-name="T10"/></text:p>
              </text:list-item>
              <text:list-item>
                <text:p><text:span text:style-name="T10">Bjarne Stroustrup: </text:span><text:span text:style-name="T9">C++11 FAQ</text:span><text:span text:style-name="T10">, </text:span><text:span text:style-name="T10"><text:a xlink:href="http://www.stroustrup.com/C++11FAQ.html" xlink:type="simple">http://www.stroustrup.com/C++11FAQ.html</text:a></text:span></text:p>
              </text:list-item>
              <text:list-item>
                <text:p><text:span text:style-name="T10">Herb Sutter: </text:span><text:span text:style-name="T9">Guru of the Week</text:span><text:span text:style-name="T10">, </text:span><text:span text:style-name="T10"><text:a xlink:href="https://herbsutter.com/gotw/" xlink:type="simple">https://herbsutter.com/gotw/</text:a>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Quellen</text:p>
          </draw:text-box>
        </draw:frame>
        <draw:frame presentation:style-name="pr23" draw:layer="layout" svg:width="23.5cm" svg:height="14.931cm" svg:x="0.5cm" svg:y="2cm" presentation:class="outline" presentation:user-transformed="true">
          <draw:text-box>
            <text:list text:style-name="L3">
              <text:list-item>
                <text:p>[CPP11] ISO/IEC JTC1/SC22/WG21: <text:span text:style-name="T9">International Standard ISO/IEC 14882:2011(E) – Programming Language C++</text:span><text:span text:style-name="T10">, ISO/IEC, 2011</text:span></text:p>
              </text:list-item>
              <text:list-item>
                <text:p>[CPP14] ISO/IEC JTC1/SC22/WG21: <text:span text:style-name="T9">International Standard ISO/IEC 14882:2014(E) – Programming Language C++</text:span><text:span text:style-name="T10">, ISO/IEC, 2014</text:span></text:p>
              </text:list-item>
              <text:list-item>
                <text:p><text:span text:style-name="T10">[CPP17] ISO/IEC JTC1/SC22/WG21: </text:span><text:span text:style-name="T9">Working Draft, Standard for Programming Language C++</text:span><text:span text:style-name="T10">, ISO/IEC, Entwurf vom 30.05.2016</text:span></text:p>
              </text:list-item>
              <text:list-item>
                <text:p>[EP1] Project Euler: <text:span text:style-name="T9">Problem 1. Multiples of 3 and 5</text:span><text:span text:style-name="T10">, letzte Aktualisierung unbekannt, zuletzt abgerufen am 12.06.2016, </text:span><text:span text:style-name="T10"><text:a xlink:href="https://projecteuler.net/problem=1" xlink:type="simple">https://projecteuler.net/problem=1</text:a></text:span></text:p>
              </text:list-item>
              <text:list-item>
                <text:p>[EP22] Project Euler: <text:span text:style-name="T9">Problem 22. Names scores</text:span>, letzte Aktualisierung unbekannt, zuletzt abgerufen am 12.06.2016, <text:a xlink:href="https://projecteuler.net/problem=22" xlink:type="simple">https://projecteuler.net/problem=22</text:a></text:p>
              </text:list-item>
              <text:list-item>
                <text:p>[MCS] Herb Sutter: <text:span text:style-name="T9">Back to Basics: Modern C++ Style</text:span><text:span text:style-name="T10">, Folien zum Vortrag auf der CppCon 2014, letzte Änderung am 13.09.2014, zuletzt abgerufen am 12.06.2016, </text:span><text:span text:style-name="T10"><text:a xlink:href="https://github.com/CppCon/CppCon2014/tree/master/Presentations/Back%20to%20the%20Basics!%20Essentials%20of%20Modern%20C%2B%2B%20Style" xlink:type="simple">https://github.com/CppCon/CppCon2014/tree/master/Presentations/Back%20to%20the%20Basics!%20Essentials%20of%20Modern%20C%2B%2B%20Style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Quellen</text:p>
          </draw:text-box>
        </draw:frame>
        <draw:frame presentation:style-name="pr23" draw:layer="layout" svg:width="23.5cm" svg:height="14.931cm" svg:x="0.5cm" svg:y="2cm" presentation:class="outline" presentation:user-transformed="true">
          <draw:text-box>
            <text:list text:style-name="L3">
              <text:list-item>
                <text:p><text:span text:style-name="T10">[TCPP] Bjarne Stroustrup: </text:span><text:span text:style-name="T9">A Tour of C++</text:span><text:span text:style-name="T10">, Addison-Wesley, 2014</text:span></text:p>
              </text:list-item>
              <text:list-item>
                <text:p><text:span text:style-name="T10">[CPPCG] Bjarne Stroustrup, Herb Sutter: </text:span><text:span text:style-name="T9">C++ Core Guidelines</text:span><text:span text:style-name="T10">, letzte Aktualisierung am 05. April 2016, zuletzt abgerufen am 22.06.16, </text:span><text:span text:style-name="T10"><text:a xlink:href="http://isocpp.github.io/CppCoreGuidelines/CppCoreGuidelines" xlink:type="simple">http://isocpp.github.io/CppCoreGuidelines/CppCoreGuidelines</text:a></text:span></text:p>
              </text:list-item>
              <text:list-item>
                <text:p><text:span text:style-name="T10">[PPP] Timothy G. Mattson, Beverly A. Sanders, Berna L. Massingill: </text:span><text:span text:style-name="T9">Patterns for Parallel Programming</text:span><text:span text:style-name="T10">, Addison-Wesley, 2005</text:span></text:p>
              </text:list-item>
              <text:list-item>
                <text:p><text:span text:style-name="T10">[STC] Kate Gregory: </text:span><text:span text:style-name="T9">Stop Teaching C</text:span><text:span text:style-name="T10">, Folien zum Vortrag auf der CppCon 2015, letzte Änderung am <text:s/>03.10.2015, zuletzt abgerufen am 29.06.16, </text:span><text:span text:style-name="T10"><text:a xlink:href="https://github.com/CppCon/CppCon2015/tree/master/Presentations/Stop%20Teaching%20C" xlink:type="simple">https://github.com/CppCon/CppCon2015/tree/master/Presentations/Stop%20Teaching%20C</text:a></text:span></text:p>
              </text:list-item>
              <text:list-item>
                <text:p><text:span text:style-name="T10">[IPM] J. Daniel Garcia, Bjarne Stroustrup: </text:span><text:span text:style-name="T9">Improving performance and maintainability through refactoring in C++11</text:span><text:span text:style-name="T10">, August 2015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7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8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24" draw:text-style-name="P37" draw:layer="layout" svg:width="24.392cm" svg:height="13.24cm" svg:x="0.5cm" svg:y="2cm" presentation:class="subtitle" presentation:user-transformed="true">
          <draw:text-box>
            <text:list text:style-name="L4">
              <text:list-header>
                <text:p text:style-name="P36"><text:span text:style-name="T30">Vielen Dank!</text:span></text:p>
              </text:list-header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8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1" svg:font-family="DIN-Bold"/>
    <style:font-face style:name="Times New Roman2" svg:font-family="'Times New Roman'"/>
    <style:font-face style:name="Ubuntu Mono3" svg:font-family="'Ubuntu Mono'"/>
    <style:font-face style:name="Ubuntu Mono4" svg:font-family="'Ubuntu Mono'" style:font-adornments="Regular"/>
    <style:font-face style:name="Univers 45 Light2" svg:font-family="'Univers 45 Light'"/>
    <style:font-face style:name="Univers Light1" svg:font-family="'Univers Light'"/>
    <style:font-face style:name="Ubuntu Mono2" svg:font-family="'Ubuntu Mono'" style:font-pitch="fixed"/>
    <style:font-face style:name="Ubuntu Mono1" svg:font-family="'Ubuntu Mono'" style:font-adornments="45 Light" style:font-pitch="fixed"/>
    <style:font-face style:name="Times New Roman3" svg:font-family="'Times New Roman'" style:font-family-generic="roman" style:font-pitch="fixed"/>
    <style:font-face style:name="ＭＳ Ｐゴシック1" svg:font-family="'ＭＳ Ｐゴシック'" style:font-family-generic="roman" style:font-pitch="fixed"/>
    <style:font-face style:name="Ubuntu Mono5" svg:font-family="'Ubuntu Mono'" style:font-family-generic="swiss" style:font-pitch="fixed"/>
    <style:font-face style:name="Univers" svg:font-family="Univers" style:font-family-generic="swiss" style:font-pitch="fixed"/>
    <style:font-face style:name="Arial1" svg:font-family="Arial" style:font-pitch="variable"/>
    <style:font-face style:name="DIN-Bold" svg:font-family="DIN-Bold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Times New Roman1" svg:font-family="'Times New Roman'" style:font-pitch="variable"/>
    <style:font-face style:name="Ubuntu Mono6" svg:font-family="'Ubuntu Mono'" style:font-pitch="variable"/>
    <style:font-face style:name="Ubuntu Mono" svg:font-family="'Ubuntu Mono'" style:font-adornments="45 Light" style:font-pitch="variable"/>
    <style:font-face style:name="Univers 45 Light" svg:font-family="'Univers 45 Light'" style:font-pitch="variable"/>
    <style:font-face style:name="Univers LT Std" svg:font-family="'Univers LT Std'" style:font-pitch="variable"/>
    <style:font-face style:name="Univers LT Std1" svg:font-family="'Univers LT Std'" style:font-adornments="45 Light" style:font-pitch="variable"/>
    <style:font-face style:name="Univers Light" svg:font-family="'Univers Light'" style:font-pitch="variable"/>
    <style:font-face style:name="AR PL New Sung1" svg:font-family="'AR PL New Sung'" style:font-family-generic="roman" style:font-pitch="variable"/>
    <style:font-face style:name="Arial" svg:font-family="Arial" style:font-family-generic="roman" style:font-pitch="variable"/>
    <style:font-face style:name="DIN" svg:font-family="DIN" style:font-family-generic="roman" style:font-pitch="variable"/>
    <style:font-face style:name="Liberation Sans" svg:font-family="'Liberation Sans'" style:font-family-generic="roman" style:font-pitch="variable"/>
    <style:font-face style:name="Noto Sans Devanagari2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Univers 45 Light1" svg:font-family="'Univers 45 Light'" style:font-family-generic="roman" style:font-pitch="variable"/>
    <style:font-face style:name="Univers LT Std2" svg:font-family="'Univers LT Std'" style:font-family-generic="roman" style:font-pitch="variable"/>
    <style:font-face style:name="Univers LT Std3" svg:font-family="'Univers LT Std'" style:font-adornments="45 Light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IN1" svg:font-family="DIN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nivers1" svg:font-family="Univers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B2FF2A327EABC87D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IN1" fo:font-family="DIN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 LT Std1" fo:font-family="'Univers LT Std'" style:font-style-name="45 Ligh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style:font-name="Univers LT Std1" fo:font-family="'Univers LT Std'" style:font-style-name="45 Light" style:font-pitch="variable"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style:font-name="Univers LT Std1" fo:font-family="'Univers LT Std'" style:font-style-name="45 Light" style:font-pitch="variable"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style:font-name="Univers LT Std1" fo:font-family="'Univers LT Std'" style:font-style-name="45 Light" style:font-pitch="variable"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9F67E86A3DC02520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IN1" fo:font-family="DIN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 LT Std1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1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 LT Std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2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 LT Std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9F67E86A3DC02520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3AD3BAC9B149B2CE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</text:span><text:span text:style-name="MT3">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01ADAC5F99D5349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owerPoint-Präsentation</dc:title>
    <meta:creation-date>2012-01-26T13:39:15</meta:creation-date>
    <meta:editing-cycles>801</meta:editing-cycles>
    <meta:editing-duration>P8DT9H7M13S</meta:editing-duration>
    <dc:date>2016-07-04T03:04:44.661065290</dc:date>
    <dc:creator>Jan Stephan</dc:creator>
    <meta:document-statistic meta:object-count="232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